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9a0da" officeooo:paragraph-rsid="0019a0da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fo:font-weight="bold" officeooo:rsid="0019a0da" officeooo:paragraph-rsid="0019a0da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9a0da" officeooo:paragraph-rsid="0019a0da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officeooo:rsid="0019a0da" officeooo:paragraph-rsid="0019a0d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officeooo:rsid="001da5a1" officeooo:paragraph-rsid="001da5a1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officeooo:rsid="00232baa" officeooo:paragraph-rsid="00232baa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officeooo:rsid="002a77ff" officeooo:paragraph-rsid="002a77ff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font-size="14pt" style:text-underline-style="none" fo:font-weight="normal" officeooo:rsid="002a77ff" officeooo:paragraph-rsid="002a77f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fo:font-size="14pt" style:text-underline-style="none" fo:font-weight="bold" officeooo:rsid="002a77ff" officeooo:paragraph-rsid="002a77f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fo:font-size="12pt" fo:font-weight="normal" officeooo:rsid="0019a0da" officeooo:paragraph-rsid="0019a0d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/>
      <style:text-properties fo:font-size="12pt" fo:font-weight="normal" officeooo:rsid="0019a0da" officeooo:paragraph-rsid="001da5a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/>
      <style:text-properties fo:font-size="12pt" style:text-underline-style="none" fo:font-weight="normal" officeooo:rsid="0019a0da" officeooo:paragraph-rsid="0019a0d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/>
      <style:text-properties fo:font-size="12pt" style:text-underline-style="none" fo:font-weight="normal" officeooo:rsid="001fa50b" officeooo:paragraph-rsid="001fa50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/>
      <style:text-properties fo:font-size="12pt" style:text-underline-style="none" fo:font-weight="normal" officeooo:rsid="001fa50b" officeooo:paragraph-rsid="00208b6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/>
      <style:text-properties fo:font-size="12pt" style:text-underline-style="none" fo:font-weight="bold" officeooo:rsid="002193ad" officeooo:paragraph-rsid="002193a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50%"/>
      <style:text-properties fo:font-size="12pt" style:text-underline-style="none" fo:font-weight="bold" officeooo:rsid="0023b607" officeooo:paragraph-rsid="0023b60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/>
      <style:text-properties fo:font-size="12pt" fo:font-style="italic" style:text-underline-style="none" fo:font-weight="normal" officeooo:rsid="00232baa" officeooo:paragraph-rsid="00232baa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line-height="150%"/>
      <style:text-properties fo:font-size="12pt" fo:font-style="italic" style:text-underline-style="none" fo:font-weight="normal" officeooo:rsid="002193ad" officeooo:paragraph-rsid="002193ad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line-height="150%"/>
      <style:text-properties fo:font-size="12pt" fo:font-style="italic" style:text-underline-style="none" fo:font-weight="normal" officeooo:rsid="0019a0da" officeooo:paragraph-rsid="0023b607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line-height="150%"/>
      <style:text-properties fo:font-size="12pt" fo:font-style="italic" style:text-underline-style="none" fo:font-weight="normal" officeooo:rsid="002a77ff" officeooo:paragraph-rsid="002a77ff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line-height="115%"/>
      <style:text-properties fo:font-size="12pt" fo:font-style="italic" style:text-underline-style="none" fo:font-weight="normal" officeooo:rsid="002b79a2" officeooo:paragraph-rsid="002b79a2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line-height="115%"/>
      <style:text-properties fo:font-size="12pt" fo:font-style="italic" style:text-underline-style="none" fo:font-weight="normal" officeooo:rsid="00348c3e" officeooo:paragraph-rsid="0034e314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line-height="115%"/>
      <style:text-properties fo:font-size="12pt" fo:font-style="italic" style:text-underline-style="none" fo:font-weight="normal" officeooo:rsid="003a5bac" officeooo:paragraph-rsid="003a5bac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line-height="115%"/>
      <style:text-properties fo:font-size="12pt" fo:font-style="italic" style:text-underline-style="none" fo:font-weight="normal" officeooo:rsid="0031f293" officeooo:paragraph-rsid="0031f293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line-height="115%"/>
      <style:text-properties fo:font-size="12pt" fo:font-style="italic" style:text-underline-style="none" fo:font-weight="normal" officeooo:rsid="00348c3e" officeooo:paragraph-rsid="00348c3e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line-height="115%"/>
      <style:text-properties fo:font-size="12pt" fo:font-style="italic" style:text-underline-style="none" fo:font-weight="normal" officeooo:rsid="002ddaf6" officeooo:paragraph-rsid="002ddaf6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line-height="150%"/>
      <style:text-properties fo:font-size="12pt" fo:font-style="italic" style:text-underline-style="none" fo:font-weight="bold" officeooo:rsid="002a77ff" officeooo:paragraph-rsid="002a77ff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paragraph-properties fo:line-height="115%"/>
      <style:text-properties fo:font-size="12pt" fo:font-style="italic" style:text-underline-style="none" fo:font-weight="bold" officeooo:rsid="0034e314" officeooo:paragraph-rsid="0034e314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line-height="115%"/>
      <style:text-properties fo:font-size="12pt" fo:font-style="italic" style:text-underline-style="solid" style:text-underline-width="auto" style:text-underline-color="font-color" fo:font-weight="bold" officeooo:rsid="002b79a2" officeooo:paragraph-rsid="002b79a2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line-height="150%"/>
      <style:text-properties fo:font-size="12pt" fo:font-style="normal" style:text-underline-style="none" fo:font-weight="normal" officeooo:rsid="002a77ff" officeooo:paragraph-rsid="002a77f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line-height="115%"/>
      <style:text-properties fo:font-size="12pt" fo:font-style="normal" style:text-underline-style="none" fo:font-weight="normal" officeooo:rsid="0034e314" officeooo:paragraph-rsid="0034e31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line-height="115%"/>
      <style:text-properties fo:font-size="12pt" fo:font-style="normal" style:text-underline-style="none" fo:font-weight="normal" officeooo:rsid="002d393d" officeooo:paragraph-rsid="002d393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15%"/>
      <style:text-properties fo:font-size="12pt" fo:font-style="normal" style:text-underline-style="none" fo:font-weight="normal" officeooo:rsid="002ddaf6" officeooo:paragraph-rsid="002ddaf6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15%"/>
      <style:text-properties fo:font-size="12pt" fo:font-style="normal" style:text-underline-style="none" fo:font-weight="normal" officeooo:rsid="002ddaf6" officeooo:paragraph-rsid="00348c3e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15%"/>
      <style:text-properties fo:font-size="12pt" fo:font-style="normal" style:text-underline-style="none" fo:font-weight="normal" officeooo:rsid="0031f293" officeooo:paragraph-rsid="0031f29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15%"/>
      <style:text-properties fo:font-size="12pt" fo:font-style="normal" style:text-underline-style="none" fo:font-weight="normal" officeooo:rsid="00348c3e" officeooo:paragraph-rsid="00348c3e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15%"/>
      <style:text-properties fo:font-size="12pt" fo:font-style="normal" style:text-underline-style="none" fo:font-weight="normal" officeooo:rsid="0030d509" officeooo:paragraph-rsid="002ddaf6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50%"/>
      <style:text-properties fo:font-size="12pt" fo:font-style="normal" style:text-underline-style="none" fo:font-weight="bold" officeooo:rsid="002b79a2" officeooo:paragraph-rsid="002b79a2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line-height="115%"/>
      <style:text-properties fo:font-size="12pt" fo:font-style="normal" style:text-underline-style="none" fo:font-weight="bold" officeooo:rsid="00348c3e" officeooo:paragraph-rsid="00348c3e" style:font-size-asian="10.5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line-height="115%"/>
      <style:text-properties fo:font-size="12pt" fo:font-style="normal" style:text-underline-style="none" fo:font-weight="bold" officeooo:rsid="00348c3e" officeooo:paragraph-rsid="0034e314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line-height="115%"/>
      <style:text-properties fo:font-size="12pt" fo:font-style="normal" style:text-underline-style="none" fo:font-weight="bold" officeooo:rsid="0034e314" officeooo:paragraph-rsid="0034e314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line-height="115%"/>
      <style:text-properties fo:font-size="12pt" fo:font-style="normal" style:text-underline-style="solid" style:text-underline-width="auto" style:text-underline-color="font-color" fo:font-weight="bold" officeooo:rsid="002b9437" officeooo:paragraph-rsid="002b79a2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line-height="115%"/>
      <style:text-properties fo:font-size="12pt" fo:font-style="normal" style:text-underline-style="solid" style:text-underline-width="auto" style:text-underline-color="font-color" fo:font-weight="bold" officeooo:rsid="002d393d" officeooo:paragraph-rsid="002d393d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line-height="115%"/>
      <style:text-properties fo:font-size="12pt" fo:font-style="normal" style:text-underline-style="solid" style:text-underline-width="auto" style:text-underline-color="font-color" fo:font-weight="bold" officeooo:rsid="00348c3e" officeooo:paragraph-rsid="00348c3e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fo:color="#000080" fo:font-size="14pt" style:text-underline-style="solid" style:text-underline-width="auto" style:text-underline-color="font-color" fo:font-weight="bold" officeooo:rsid="0019a0da" officeooo:paragraph-rsid="0019a0da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15%"/>
      <style:text-properties fo:font-size="15pt" fo:font-style="normal" style:text-underline-style="solid" style:text-underline-width="auto" style:text-underline-color="font-color" fo:font-weight="bold" officeooo:rsid="00348c3e" officeooo:paragraph-rsid="00348c3e" style:font-size-asian="15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paragraph-properties fo:line-height="115%"/>
      <style:text-properties fo:font-size="15pt" fo:font-style="normal" style:text-underline-style="none" fo:font-weight="normal" officeooo:rsid="00348c3e" officeooo:paragraph-rsid="00348c3e" style:font-size-asian="15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>
      <style:paragraph-properties fo:line-height="115%"/>
      <style:text-properties fo:font-size="15pt" fo:font-style="normal" style:text-underline-style="none" fo:font-weight="bold" officeooo:rsid="00348c3e" officeooo:paragraph-rsid="00348c3e" style:font-size-asian="15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line-height="115%"/>
      <style:text-properties fo:font-size="15pt" fo:font-style="italic" style:text-underline-style="solid" style:text-underline-width="auto" style:text-underline-color="font-color" fo:font-weight="bold" officeooo:rsid="00348c3e" officeooo:paragraph-rsid="00348c3e" style:font-size-asian="15pt" style:font-style-asian="italic" style:font-weight-asian="bold" style:font-size-complex="15pt" style:font-style-complex="italic" style:font-weight-complex="bold"/>
    </style:style>
    <style:style style:name="P50" style:family="paragraph" style:parent-style-name="Standard">
      <style:paragraph-properties fo:line-height="115%"/>
      <style:text-properties fo:font-size="13pt" fo:font-style="normal" style:text-underline-style="none" fo:font-weight="normal" officeooo:rsid="0034e314" officeooo:paragraph-rsid="0034e314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paragraph-properties fo:line-height="115%"/>
      <style:text-properties fo:font-size="13pt" fo:font-style="normal" style:text-underline-style="none" fo:font-weight="normal" officeooo:rsid="0038612c" officeooo:paragraph-rsid="0038612c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paragraph-properties fo:line-height="115%"/>
      <style:text-properties fo:font-size="13pt" fo:font-style="normal" style:text-underline-style="none" fo:font-weight="normal" officeooo:rsid="003a5bac" officeooo:paragraph-rsid="003a5bac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Text_20_body">
      <style:text-properties fo:font-size="12pt" fo:font-style="italic" fo:font-weight="normal" officeooo:rsid="0019a0da" officeooo:paragraph-rsid="0019a0da" style:font-size-asian="10.5pt" style:font-style-asian="italic" style:font-weight-asian="normal" style:font-size-complex="12pt" style:font-style-complex="italic" style:font-weight-complex="normal"/>
    </style:style>
    <style:style style:name="P54" style:family="paragraph" style:parent-style-name="Heading_20_3">
      <style:text-properties fo:font-size="14pt" fo:font-weight="bold" officeooo:rsid="0019a0da" officeooo:paragraph-rsid="0019a0da" style:font-size-asian="14pt" style:font-weight-asian="bold" style:font-size-complex="14pt" style:font-weight-complex="bold"/>
    </style:style>
    <style:style style:name="P55" style:family="paragraph" style:parent-style-name="Heading_20_3">
      <style:text-properties officeooo:paragraph-rsid="0019a0da"/>
    </style:style>
    <style:style style:name="P56" style:family="paragraph" style:parent-style-name="Heading_20_3">
      <style:text-properties fo:font-size="12pt" fo:font-weight="normal" officeooo:paragraph-rsid="0019a0da" style:font-size-asian="12pt" style:font-weight-asian="normal" style:font-size-complex="12pt" style:font-weight-complex="normal"/>
    </style:style>
    <style:style style:name="P57" style:family="paragraph" style:parent-style-name="Preformatted_20_Text">
      <style:paragraph-properties fo:margin-top="0cm" fo:margin-bottom="0.499cm" loext:contextual-spacing="false"/>
    </style:style>
    <style:style style:name="P58" style:family="paragraph" style:parent-style-name="Preformatted_20_Text">
      <style:paragraph-properties fo:margin-top="0cm" fo:margin-bottom="0.499cm" loext:contextual-spacing="false"/>
      <style:text-properties officeooo:paragraph-rsid="0019a0da"/>
    </style:style>
    <style:style style:name="P59" style:family="paragraph" style:parent-style-name="Standard" style:list-style-name="L6">
      <style:paragraph-properties fo:line-height="150%"/>
      <style:text-properties fo:font-size="12pt" style:text-underline-style="none" fo:font-weight="normal" officeooo:rsid="002193ad" officeooo:paragraph-rsid="002193ad" style:font-size-asian="12pt" style:font-weight-asian="normal" style:font-size-complex="12pt" style:font-weight-complex="normal"/>
    </style:style>
    <style:style style:name="P60" style:family="paragraph" style:parent-style-name="Standard" style:list-style-name="L7">
      <style:paragraph-properties fo:line-height="150%"/>
      <style:text-properties fo:font-size="12pt" fo:font-style="italic" style:text-underline-style="none" fo:font-weight="normal" officeooo:rsid="00232baa" officeooo:paragraph-rsid="00232baa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paragraph-properties fo:line-height="115%"/>
      <style:text-properties fo:font-size="12pt" fo:font-style="italic" style:text-underline-style="none" fo:font-weight="normal" officeooo:rsid="003a5bac" officeooo:paragraph-rsid="003a5bac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paragraph-properties fo:line-height="115%"/>
      <style:text-properties fo:font-size="12pt" fo:font-style="italic" style:text-underline-style="none" fo:font-weight="normal" officeooo:rsid="003f3372" officeooo:paragraph-rsid="003f3372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line-height="115%"/>
      <style:text-properties fo:font-size="12pt" fo:font-style="italic" style:text-underline-style="none" fo:font-weight="normal" officeooo:rsid="0040bf8c" officeooo:paragraph-rsid="0040bf8c" style:font-size-asian="10.5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paragraph-properties fo:line-height="115%"/>
      <style:text-properties fo:font-size="12pt" fo:font-style="italic" style:text-underline-style="none" fo:font-weight="normal" officeooo:rsid="00411190" officeooo:paragraph-rsid="00411190" style:font-size-asian="10.5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 style:list-style-name="L8">
      <style:paragraph-properties fo:line-height="115%"/>
      <style:text-properties fo:font-size="13pt" fo:font-style="normal" style:text-underline-style="none" fo:font-weight="normal" officeooo:rsid="0034e314" officeooo:paragraph-rsid="0034e314" style:font-size-asian="13pt" style:font-style-asian="normal" style:font-weight-asian="normal" style:font-size-complex="13pt" style:font-style-complex="normal" style:font-weight-complex="normal"/>
    </style:style>
    <style:style style:name="P66" style:family="paragraph" style:parent-style-name="Standard" style:list-style-name="L9">
      <style:paragraph-properties fo:line-height="115%"/>
      <style:text-properties fo:font-size="13pt" fo:font-style="normal" style:text-underline-style="none" fo:font-weight="normal" officeooo:rsid="0034e314" officeooo:paragraph-rsid="0034e314" style:font-size-asian="13pt" style:font-style-asian="normal" style:font-weight-asian="normal" style:font-size-complex="13pt" style:font-style-complex="normal" style:font-weight-complex="normal"/>
    </style:style>
    <style:style style:name="P67" style:family="paragraph" style:parent-style-name="Standard">
      <style:paragraph-properties fo:line-height="115%"/>
      <style:text-properties officeooo:paragraph-rsid="0031f293"/>
    </style:style>
    <style:style style:name="P68" style:family="paragraph" style:parent-style-name="Text_20_body" style:list-style-name="L1"/>
    <style:style style:name="P69" style:family="paragraph" style:parent-style-name="Text_20_body" style:list-style-name="L5">
      <style:text-properties officeooo:paragraph-rsid="001a64a1"/>
    </style:style>
    <style:style style:name="P70" style:family="paragraph" style:parent-style-name="Text_20_body" style:list-style-name="L1">
      <style:paragraph-properties fo:margin-top="0cm" fo:margin-bottom="0cm" loext:contextual-spacing="false"/>
    </style:style>
    <style:style style:name="P71" style:family="paragraph" style:parent-style-name="Preformatted_20_Text" style:list-style-name="L2">
      <style:paragraph-properties fo:margin-top="0cm" fo:margin-bottom="0.499cm" loext:contextual-spacing="false"/>
      <style:text-properties officeooo:paragraph-rsid="0019a0da"/>
    </style:style>
    <style:style style:name="P72" style:family="paragraph" style:parent-style-name="Preformatted_20_Text" style:list-style-name="L3">
      <style:paragraph-properties fo:margin-top="0cm" fo:margin-bottom="0.499cm" loext:contextual-spacing="false"/>
    </style:style>
    <style:style style:name="P73" style:family="paragraph" style:parent-style-name="Preformatted_20_Text" style:list-style-name="L4">
      <style:paragraph-properties fo:margin-top="0cm" fo:margin-bottom="0.499cm" loext:contextual-spacing="false"/>
      <style:text-properties officeooo:paragraph-rsid="001a64a1"/>
    </style:style>
    <style:style style:name="T1" style:family="text">
      <style:text-properties officeooo:rsid="0019a0da"/>
    </style:style>
    <style:style style:name="T2" style:family="text">
      <style:text-properties officeooo:rsid="001a64a1"/>
    </style:style>
    <style:style style:name="T3" style:family="text">
      <style:text-properties officeooo:rsid="001bdddd"/>
    </style:style>
    <style:style style:name="T4" style:family="text">
      <style:text-properties officeooo:rsid="00208b61"/>
    </style:style>
    <style:style style:name="T5" style:family="text">
      <style:text-properties officeooo:rsid="0028a2e3"/>
    </style:style>
    <style:style style:name="T6" style:family="text">
      <style:text-properties officeooo:rsid="002a77ff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italic" style:text-underline-style="none" fo:font-weight="normal" officeooo:rsid="0031f293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1" style:family="text">
      <style:text-properties fo:font-size="15pt" fo:font-style="normal" officeooo:rsid="002b9437" style:font-size-asian="15pt" style:font-style-asian="normal" style:font-size-complex="15pt" style:font-style-complex="normal"/>
    </style:style>
    <style:style style:name="T12" style:family="text">
      <style:text-properties fo:font-size="15pt" style:text-underline-style="solid" style:text-underline-width="auto" style:text-underline-color="font-color" fo:font-weight="bold" officeooo:rsid="00348c3e" style:font-size-asian="15pt" style:font-weight-asian="bold" style:font-size-complex="15pt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348c3e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38612c" style:font-weight-asian="bold" style:font-weight-complex="bold"/>
    </style:style>
    <style:style style:name="T15" style:family="text">
      <style:text-properties fo:font-weight="normal" style:font-size-asian="12pt" style:font-weight-asian="normal" style:font-weight-complex="normal"/>
    </style:style>
    <style:style style:name="T16" style:family="text">
      <style:text-properties fo:font-style="italic" fo:font-weight="normal" style:font-size-asian="12pt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6dcca" style:font-size-asian="12pt" style:font-style-asian="italic" style:font-weight-asian="normal" style:font-style-complex="italic" style:font-weight-complex="normal"/>
    </style:style>
    <style:style style:name="T18" style:family="text">
      <style:text-properties officeooo:rsid="003a5bac"/>
    </style:style>
    <style:style style:name="T19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size="14pt" fo:font-style="normal" style:text-underline-style="solid" style:text-underline-width="auto" style:text-underline-color="font-color" fo:font-weight="bold" officeooo:rsid="003d99c5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f5dc9" style:font-style-asian="normal" style:font-style-complex="normal"/>
    </style:style>
    <style:style style:name="T23" style:family="text">
      <style:text-properties fo:font-style="normal" officeooo:rsid="0040bf8c" style:font-style-asian="normal" style:font-style-complex="normal"/>
    </style:style>
    <style:style style:name="T2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officeooo:rsid="003f5dc9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3d99c5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ATIONS</text:p>
      <text:p text:style-name="P3"/>
      <text:h text:style-name="P54" text:outline-level="3"><text:bookmark text:name="user-content-installing-apps"/><text:a xlink:type="simple" xlink:href="https://github.com/gadepall/fwc-1#installing-apps" text:style-name="Internet_20_link" text:visited-style-name="Visited_20_Internet_20_Link">Installing Apps</text:a></text:h>
      <text:list xml:id="list2880565158" text:style-name="L1">
        <text:list-item>
          <text:p text:style-name="P70">Install <text:a xlink:type="simple" xlink:href="https://www.f-droid.org/" text:style-name="Internet_20_link" text:visited-style-name="Visited_20_Internet_20_Link">F-Droid</text:a>. </text:p>
        </text:list-item>
        <text:list-item>
          <text:p text:style-name="P70">Open f-droid on your mobile and install the following apps: </text:p>
          <text:list>
            <text:list-item>
              <text:p text:style-name="P70">Termux </text:p>
            </text:list-item>
            <text:list-item>
              <text:p text:style-name="P68">Termux:API </text:p>
            </text:list-item>
          </text:list>
        </text:list-item>
      </text:list>
      <text:h text:style-name="Heading_20_3" text:outline-level="3"><text:bookmark text:name="user-content-setting-up-termux"/><text:a xlink:type="simple" xlink:href="https://github.com/gadepall/fwc-1#setting-up-termux" text:style-name="Internet_20_link" text:visited-style-name="Visited_20_Internet_20_Link">Setting up Termux</text:a></text:h>
      <text:p text:style-name="P1"/>
      <text:p text:style-name="P53">1.Give termux access to your user directory in Android.</text:p>
      <text:p text:style-name="P57"><text:s text:c="4"/>termux-setup-storage</text:p>
      <text:p text:style-name="Text_20_body"><text:span text:style-name="T1">2.</text:span>Upgrade packages (any <text:span text:style-name="Strong_20_Emphasis">one</text:span> command)</text:p>
      <text:p text:style-name="P57">pkg upg</text:p>
      <text:list xml:id="list2436954052" text:style-name="L2">
        <text:list-item>
          <text:p text:style-name="P71">apt update &amp;&amp; apt update</text:p>
        </text:list-item>
      </text:list>
      <text:p text:style-name="P58"><text:span text:style-name="T1">3.</text:span>Install mandatory packages (any <text:span text:style-name="Strong_20_Emphasis">one</text:span> command)</text:p>
      <text:p text:style-name="P57"><text:s text:c="6"/>apt install build-essential openssh curl git wget subversion silversearcher-ag imagemagick proot proot-distro python bsdtar mutt nmap neovim</text:p>
      <text:list xml:id="list494146492" text:style-name="L3">
        <text:list-header>
          <text:p text:style-name="P72">pkg in build-essential openssh curl git wget subversion silversearcher-ag imagemagick proot proot-distro python bsdtar mutt nmap neovim</text:p>
        </text:list-header>
      </text:list>
      <text:h text:style-name="P55" text:outline-level="3"><text:bookmark text:name="user-content-installing-and-setting-up-ubuntu-on-termux"/><text:a xlink:type="simple" xlink:href="https://github.com/gadepall/fwc-1#installing-and-setting-up-ubuntu-on-termux" text:style-name="Internet_20_link" text:visited-style-name="Visited_20_Internet_20_Link">Installing and Setting up Ubuntu on Termux</text:a></text:h>
      <text:h text:style-name="P56" text:outline-level="3"><text:span text:style-name="T1">1.</text:span>Install ubuntu</text:h>
      <text:p text:style-name="P57"><text:s text:c="3"/>proot-distro install debian</text:p>
      <text:p text:style-name="P57"><text:s text:c="3"/>proot-distro login debian</text:p>
      <text:p text:style-name="Text_20_body"><text:s/>Inside proot-distro</text:p>
      <text:p text:style-name="P57"><text:s text:c="4"/>apt update &amp;&amp; apt upgrade</text:p>
      <text:p text:style-name="P57"><text:s text:c="4"/>apt install apt-utils build-essential cmake neovim git wget subversion imagemagick nano ranger</text:p>
      <text:p text:style-name="Text_20_body"><text:span text:style-name="T2">2.</text:span>Installing python3</text:p>
      <text:p text:style-name="P57"><text:s text:c="4"/>apt install python3-pip python3-numpy python3-scipy python3-matplotlib python3-mpmath python3-sympy python3-cvxopt</text:p>
      <text:p text:style-name="Text_20_body"><text:span text:style-name="T2">3.</text:span>Installing neovim and ranger</text:p>
      <text:p text:style-name="P57"><text:s text:c="4"/>apt install neovim ranger libxtst-dev libx11-dev python3-pynvim </text:p>
      <text:list xml:id="list1387637591" text:style-name="L4">
        <text:list-item>
          <text:p text:style-name="P73">pip3 install ueberzug</text:p>
        </text:list-item>
        <text:list-item>
          <text:p text:style-name="P73"><text:soft-page-break/>Refer to this <text:a xlink:type="simple" xlink:href="https://raw.githubusercontent.com/gadepall/fwc-1/main/installation/neovim.txt" text:style-name="Internet_20_link" text:visited-style-name="Visited_20_Internet_20_Link">document</text:a> to setup neovim and ranger. </text:p>
        </text:list-item>
      </text:list>
      <text:list xml:id="list394169284" text:style-name="L5">
        <text:list-header>
          <text:p text:style-name="P69">For usage tips refer to this <text:a xlink:type="simple" xlink:href="https://iith-my.sharepoint.com/:x:/g/personal/gadepall_ee_iith_ac_in/EaI2vt4wm7hMmFyQz1AZXr4BWLd1KSZX290xKXfqk-qcgQ?e=KOoUTH" text:style-name="Internet_20_link" text:visited-style-name="Visited_20_Internet_20_Link">document</text:a>. </text:p>
          <text:p text:style-name="P69"/>
          <text:p text:style-name="P69"><text:span text:style-name="T2">4.</text:span>Installing LaTeX</text:p>
        </text:list-header>
      </text:list>
      <text:p text:style-name="P57"><text:s text:c="9"/>apt install texlive-full gnumeric</text:p>
      <text:h text:style-name="Heading_20_2" text:outline-level="2"><text:bookmark text:name="user-content-latex-and-python"/><text:a xlink:type="simple" xlink:href="https://github.com/gadepall/fwc-1#latex-and-python" text:style-name="Internet_20_link" text:visited-style-name="Visited_20_Internet_20_Link">Latex and Python</text:a></text:h>
      <text:h text:style-name="Heading_20_3" text:outline-level="3"><text:bookmark text:name="user-content-latex-template"/><text:a xlink:type="simple" xlink:href="https://github.com/gadepall/fwc-1#latex-template" text:style-name="Internet_20_link" text:visited-style-name="Visited_20_Internet_20_Link">Latex Template</text:a></text:h>
      <text:p text:style-name="P57">svn co https://github.com/gadepall/training/trunk/math</text:p>
      <text:p text:style-name="P57">texfot pdflatex main.tex</text:p>
      <text:h text:style-name="Heading_20_3" text:outline-level="3"><text:bookmark text:name="user-content-python"/><text:a xlink:type="simple" xlink:href="https://github.com/gadepall/fwc-1#python" text:style-name="Internet_20_link" text:visited-style-name="Visited_20_Internet_20_Link">Pyth</text:a><text:a xlink:type="simple" xlink:href="https://github.com/gadepall/fwc-1#python" text:style-name="Internet_20_link" text:visited-style-name="Visited_20_Internet_20_Link"><text:span text:style-name="T3">on</text:span></text:a></text:h>
      <text:p text:style-name="P57">python3 codes/tri_sss.py</text:p>
      <text:p text:style-name="P57"/>
      <text:p text:style-name="P45">Platformio</text:p>
      <text:p text:style-name="P10">1. Install Packages</text:p>
      <text:p text:style-name="P10"><text:s text:c="4"/>apt update &amp;&amp; apt upgrade</text:p>
      <text:p text:style-name="P10"><text:s text:c="4"/>apt install apt−utils build−essential cmake neovim</text:p>
      <text:p text:style-name="P10"><text:s text:c="4"/>apt install git wget subversion imagemagick nano</text:p>
      <text:p text:style-name="P10"><text:s text:c="4"/>apt install avra avrdude gcc−avr avr−libc</text:p>
      <text:p text:style-name="P10">#−−−−−−−−−−−−−−−−−−End Installing ubuntu on termux</text:p>
      <text:p text:style-name="P10">−−−−−−−−−−−−−−−−−−−−−−−−−−−−</text:p>
      <text:p text:style-name="P10">#−−−−−−−−−−−−−−−−−− Installing python3 on termuxubuntu</text:p>
      <text:p text:style-name="P10">−−−−−−−−−−−−−−−−−−−−−−−−−−−−</text:p>
      <text:p text:style-name="P10"><text:s text:c="4"/>apt install python3−pip python3−numpy python3−scipy python3−matplotlib python3−mpmath python3−sympy python3−cvxopt</text:p>
      <text:p text:style-name="P10">#−−−−−−−−−−−−−−−−−− End installing python3 on termuxubuntu</text:p>
      <text:p text:style-name="P10">−−−−−−−−−−−−−−−−−−−−−−−−−−−−</text:p>
      <text:p text:style-name="P10">#−−−−−−−−−−−−−−−−−− Installing platformio on termuxubuntu</text:p>
      <text:p text:style-name="P10"><text:s/>−−−−−−−−−−−−−−−−−−−−−−−−−−−−</text:p>
      <text:p text:style-name="P10"><text:s text:c="4"/>pip3 install platformio</text:p>
      <text:p text:style-name="P10">#−−−−−−−−−−−−−−−−−− End installing python3 on termuxubuntu</text:p>
      <text:p text:style-name="P10">−−−−−−−−−−−−−−−−−−−−−−−−−−−−</text:p>
      <text:p text:style-name="P10">2. Execute the following on ubuntu</text:p>
      <text:p text:style-name="P10"><text:soft-page-break/><text:s text:c="4"/>cd ide/piosetup/codes</text:p>
      <text:p text:style-name="P10"><text:s text:c="7"/>pio run</text:p>
      <text:p text:style-name="P10">3. Connect your arduino to the laptop/rpi and type</text:p>
      <text:p text:style-name="P10"><text:s text:c="6"/>pio run −t nobuild −t upload</text:p>
      <text:p text:style-name="P10">4. The LED beside pin 13 will start blinking</text:p>
      <text:p text:style-name="P2"><text:s/>Arduino Droid</text:p>
      <text:p text:style-name="P10">1. Install ArduinoDroid from apkpure</text:p>
      <text:p text:style-name="P10">2. Open ArduinoDroid and grant all permissions</text:p>
      <text:p text:style-name="P10">3. Connect the Arduino to your phone via USB-OTG</text:p>
      <text:p text:style-name="P10">4. For flashing the bin files, in ArduinoDroid,</text:p>
      <text:p text:style-name="P10"><text:s text:c="6"/>Actions−&gt;Upload−&gt;Upload Precompiled</text:p>
      <text:p text:style-name="P11">then go to your working directory and select </text:p>
      <text:p text:style-name="P11"><text:s text:c="6"/>pio/build/uno/firmwarehex</text:p>
      <text:p text:style-name="P10">for uploading hex file to the Arduino Uno</text:p>
      <text:p text:style-name="P10">5. The LED beside pin 13 will start blinking</text:p>
      <text:p text:style-name="P10"/>
      <text:p text:style-name="P4">Installing neovim</text:p>
      <text:p text:style-name="P12">#Debian</text:p>
      <text:p text:style-name="P12"><text:s text:c="4"/>sudo apt install neovim ranger libxtst-dev libx11-dev python3-pynvim</text:p>
      <text:p text:style-name="P12"><text:s text:c="5"/>pip3 install ueberzug</text:p>
      <text:p text:style-name="P12"/>
      <text:p text:style-name="P12"/>
      <text:p text:style-name="P12">#Installing vim-plug</text:p>
      <text:p text:style-name="P12">curl -fLo ~/.local/share/nvim/site/autoload/plug.vim --create-dirs https://raw.githubusercontent.com/junegunn/vim-plug/master/plug.vim</text:p>
      <text:p text:style-name="P12"/>
      <text:p text:style-name="P12">curl -fLo ~/.config/nvim/init.vim --create-dirs https://raw.githubusercontent.com/gadepall/termux/main/neovim/init.vim</text:p>
      <text:p text:style-name="P12"/>
      <text:p text:style-name="P12">#Enter plugin</text:p>
      <text:p text:style-name="P12">nvim ~/.config/nvim/init.vim <text:s text:c="6"/></text:p>
      <text:p text:style-name="P12">:PlugInstall</text:p>
      <text:p text:style-name="P12">:qa!</text:p>
      <text:p text:style-name="P12"/>
      <text:p text:style-name="P12">#Beginners may ignore the following</text:p>
      <text:p text:style-name="P12"><text:soft-page-break/></text:p>
      <text:p text:style-name="P12">#For installing a plugin</text:p>
      <text:p text:style-name="P12">#call plug#begin('~/.config/nvim/plugged') </text:p>
      <text:p text:style-name="P12">#Plug 'lervag/vimtex' </text:p>
      <text:p text:style-name="P12">#call plug#end()</text:p>
      <text:p text:style-name="P12"/>
      <text:p text:style-name="P12">nvim</text:p>
      <text:p text:style-name="P12"/>
      <text:p text:style-name="P12">:UpdateRemotePlugins</text:p>
      <text:p text:style-name="P12">:q!</text:p>
      <text:p text:style-name="P12">#To remove a plugin</text:p>
      <text:p text:style-name="P12">#call plug#begin('~/.config/nvim/plugged') </text:p>
      <text:p text:style-name="P12">#Plug 'lervag/vimtex' </text:p>
      <text:p text:style-name="P12">#call plug#end()</text:p>
      <text:p text:style-name="P12">:w</text:p>
      <text:p text:style-name="P12">:!source ~/.config/nvim/init.vim</text:p>
      <text:p text:style-name="P12">:PlugClean</text:p>
      <text:p text:style-name="P12"/>
      <text:p text:style-name="P12">Enter y</text:p>
      <text:p text:style-name="P12"/>
      <text:p text:style-name="P12">#Arch</text:p>
      <text:p text:style-name="P12">sudo pacman -Sy ranger python-pynvim ueberzug</text:p>
      <text:p text:style-name="P12">#All other instructions remain the sam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SEVEN <text:s text:c="2"/>SEGMENT</text:p>
      <text:p text:style-name="P13">1.How to know seven segment is working or not??</text:p>
      <text:p text:style-name="P13">Ans) <text:s/>sevenseg- Arduino</text:p>
      <text:p text:style-name="P13"><text:s text:c="10"/>com pin - 5v</text:p>
      <text:p text:style-name="P13"><text:s text:c="10"/>Dot pin – ground</text:p>
      <text:p text:style-name="P13"><text:s text:c="10"/>check a,b,,c,d,e,f,g <text:s/>each pin – ground</text:p>
      <text:p text:style-name="P13">2.How to Check seven segment Dispaly as common cathode or common anode</text:p>
      <text:p text:style-name="P13">Ans) Common Anode : The pins need to be low to light up and common pin need to be connected to vcc.</text:p>
      <text:p text:style-name="P13"><text:s text:c="5"/>common connected to ardunio 5v and resister one end is connected to ardunio ground and <text:s/><text:span text:style-name="T4">another end is connected to any one of the seven segment pin.then LED will glow.</text:span></text:p>
      <text:p text:style-name="P14"><text:s text:c="7"/><text:span text:style-name="T4">Common Cathod:</text:span>The pins need to be <text:span text:style-name="T4">high </text:span><text:s/>to light up and common pin need to be connected to <text:span text:style-name="T4">ground.</text:span></text:p>
      <text:p text:style-name="P14"><text:s text:c="5"/>common connected to ardunio <text:span text:style-name="T4">ground </text:span><text:s/>and resister one end is connected to ardunio <text:span text:style-name="T4">5v</text:span> and <text:s/><text:span text:style-name="T4">another end is connected to any one of the seven segment pin.then LED will glow.</text:span></text:p>
      <text:p text:style-name="P13"><text:s text:c="7"/></text:p>
      <text:p text:style-name="P15">Notes: Here we are using common anode</text:p>
      <text:p text:style-name="P15"/>
      <text:p text:style-name="P15">Code:</text:p>
      <text:list xml:id="list2461182108" text:style-name="L6">
        <text:list-item>
          <text:p text:style-name="P59">software to display a number</text:p>
        </text:list-item>
        <text:list-item>
          <text:p text:style-name="P59">ide/sevenseg/codes/sevenseg/sevenseg.ino</text:p>
          <text:p text:style-name="P59"/>
        </text:list-item>
      </text:list>
      <text:p text:style-name="P17">#include&lt;Arduino.h&gt;</text:p>
      <text:p text:style-name="P18">void sevenseg(int a,int b,int c,int d,int e,int f,int g)</text:p>
      <text:p text:style-name="P18">{</text:p>
      <text:p text:style-name="P18"><text:s text:c="2"/>digitalWrite(2, a); </text:p>
      <text:p text:style-name="P18"><text:s text:c="2"/>digitalWrite(3, b); </text:p>
      <text:p text:style-name="P18"><text:s text:c="2"/>digitalWrite(4, c); </text:p>
      <text:p text:style-name="P18"><text:s text:c="2"/>digitalWrite(5, d); </text:p>
      <text:p text:style-name="P18"><text:s text:c="2"/>digitalWrite(6, e); </text:p>
      <text:p text:style-name="P18"><text:s text:c="2"/>digitalWrite(7, f); <text:s text:c="4"/></text:p>
      <text:p text:style-name="P18"><text:s text:c="2"/>digitalWrite(8, g); </text:p>
      <text:p text:style-name="P18">}</text:p>
      <text:p text:style-name="P18">void setup() </text:p>
      <text:p text:style-name="P18">{</text:p>
      <text:p text:style-name="P18"><text:soft-page-break/><text:s text:c="4"/>pinMode(2, OUTPUT); <text:s/></text:p>
      <text:p text:style-name="P18"><text:s text:c="4"/>pinMode(3, OUTPUT);</text:p>
      <text:p text:style-name="P18"><text:s text:c="4"/>pinMode(4, OUTPUT);</text:p>
      <text:p text:style-name="P18"><text:s text:c="4"/>pinMode(5, OUTPUT);</text:p>
      <text:p text:style-name="P18"><text:s text:c="4"/>pinMode(6, OUTPUT);</text:p>
      <text:p text:style-name="P18"><text:s text:c="4"/>pinMode(7, OUTPUT);</text:p>
      <text:p text:style-name="P18"><text:s text:c="4"/>pinMode(8, OUTPUT); <text:s text:c="11"/></text:p>
      <text:p text:style-name="P18">}</text:p>
      <text:p text:style-name="P18">void loop() </text:p>
      <text:p text:style-name="P18">{</text:p>
      <text:p text:style-name="P18">sevenseg(1,0,0,1,1,1,1); <text:s/></text:p>
      <text:p text:style-name="P18">}</text:p>
      <text:p text:style-name="P18"/>
      <text:p text:style-name="P18"/>
      <text:list xml:id="list3718614428" text:style-name="L7">
        <text:list-item>
          <text:p text:style-name="P60">pio run</text:p>
        </text:list-item>
        <text:list-item>
          <text:p text:style-name="P60">upload hex file in Arduino Droid</text:p>
        </text:list-item>
      </text:list>
      <text:p text:style-name="P12"/>
      <text:p text:style-name="P12"/>
      <text:p text:style-name="P12"/>
      <text:p text:style-name="P6">7474</text:p>
      <text:p text:style-name="P12"/>
      <text:p text:style-name="P16">code:</text:p>
      <text:p text:style-name="P19">int Z=0,Y=<text:span text:style-name="T5">0</text:span>,X=1,W=<text:span text:style-name="T5">1</text:span>; <text:s/>//<text:span text:style-name="T6">int Z,Y,X,W;</text:span></text:p>
      <text:p text:style-name="P19">int D,C,B,A;</text:p>
      <text:p text:style-name="P19"/>
      <text:p text:style-name="P19">//Code released under GNU GPL. <text:s/>Free to use for anything.</text:p>
      <text:p text:style-name="P19">void disp_7447(int D, int C, int B, int A)</text:p>
      <text:p text:style-name="P19">{</text:p>
      <text:p text:style-name="P19"><text:s text:c="2"/>digitalWrite(2, A); //LSB</text:p>
      <text:p text:style-name="P19"><text:s text:c="2"/>digitalWrite(3, B); </text:p>
      <text:p text:style-name="P19"><text:s text:c="2"/>digitalWrite(4, C); </text:p>
      <text:p text:style-name="P19"><text:s text:c="2"/>digitalWrite(5, D); //MSB</text:p>
      <text:p text:style-name="P19"/>
      <text:p text:style-name="P19">}</text:p>
      <text:p text:style-name="P19">// the setup function runs once when you press reset or power the board</text:p>
      <text:p text:style-name="P19"><text:soft-page-break/>void setup() {</text:p>
      <text:p text:style-name="P19"><text:s text:c="4"/>pinMode(2, OUTPUT); <text:s/></text:p>
      <text:p text:style-name="P19"><text:s text:c="4"/>pinMode(3, OUTPUT);</text:p>
      <text:p text:style-name="P19"><text:s text:c="4"/>pinMode(4, OUTPUT);</text:p>
      <text:p text:style-name="P19"><text:s text:c="4"/>pinMode(5, OUTPUT);</text:p>
      <text:p text:style-name="P19"><text:s text:c="4"/>//<text:span text:style-name="T6">pinMode(6,INPUT);</text:span></text:p>
      <text:p text:style-name="P19"><text:s text:c="4"/>//<text:span text:style-name="T6">pinMode(7,INPUT);</text:span></text:p>
      <text:p text:style-name="P19"><text:s text:c="3"/>//<text:span text:style-name="T6">pinMode(8,INPUT);</text:span></text:p>
      <text:p text:style-name="P19"><text:s text:c="2"/>//<text:span text:style-name="T6">pinMode(9,INPUT);</text:span></text:p>
      <text:p text:style-name="P19"><text:s/></text:p>
      <text:p text:style-name="P19">}</text:p>
      <text:p text:style-name="P19"/>
      <text:p text:style-name="P19">// the loop function runs over and over again forever</text:p>
      <text:p text:style-name="P19">void loop() {</text:p>
      <text:p text:style-name="P19"><text:s text:c="2"/>//<text:span text:style-name="T6">W = digitalRead(6);</text:span></text:p>
      <text:p text:style-name="P20"><text:s/>//X = digitalRead(7);</text:p>
      <text:p text:style-name="P20">//Y = digitalRead(8);</text:p>
      <text:p text:style-name="P20">//Z = digitalRead(9);</text:p>
      <text:p text:style-name="P19"><text:s text:c="2"/>A=(!W&amp;&amp;!X&amp;&amp;!Y&amp;&amp;!Z) || (!W&amp;&amp;X&amp;&amp;!Y&amp;&amp;!Z) || (!W&amp;&amp;!X&amp;&amp;Y&amp;&amp;!Z) || (!W&amp;&amp;X&amp;&amp;Y&amp;&amp;!Z) ||(!W&amp;&amp;!X&amp;&amp;!Y&amp;&amp;Z);</text:p>
      <text:p text:style-name="P19"><text:s text:c="2"/>B=(W&amp;&amp;!X&amp;&amp;!Y&amp;&amp;!Z) || (!W&amp;&amp;X&amp;&amp;!Y&amp;&amp;!Z) || (W&amp;&amp;!X&amp;&amp;Y&amp;&amp;!Z) || (!W&amp;&amp;X&amp;&amp;Y&amp;&amp;!Z);</text:p>
      <text:p text:style-name="P19"><text:s text:c="2"/>C=(W&amp;&amp;X&amp;&amp;!Y&amp;&amp;!Z) || (!W&amp;&amp;!X&amp;&amp;Y&amp;&amp;!Z) || (W&amp;&amp;!X&amp;&amp;Y&amp;&amp;!Z) || (!W&amp;&amp;X&amp;&amp;Y&amp;&amp;!Z);</text:p>
      <text:p text:style-name="P19"><text:s text:c="2"/>D = (W&amp;&amp;X&amp;&amp;Y&amp;&amp;!Z)||(!W&amp;&amp;!X&amp;&amp;!Y&amp;&amp;Z);</text:p>
      <text:p text:style-name="P19"><text:s text:c="2"/></text:p>
      <text:p text:style-name="P19">disp_7447(D,C,B,A); <text:s/></text:p>
      <text:p text:style-name="P19">}</text:p>
      <text:p text:style-name="P12"/>
      <text:p text:style-name="P12"/>
      <text:p text:style-name="P12"/>
      <text:p text:style-name="P7">K-MAPS</text:p>
      <text:p text:style-name="P8">without using don’t cares</text:p>
      <text:p text:style-name="P9">code:</text:p>
      <text:p text:style-name="P7"><text:span text:style-name="T7">/</text:span><text:span text:style-name="T8">/Declaring all variables as integers</text:span></text:p>
      <text:p text:style-name="P20"><text:soft-page-break/>int Z=0,Y=0,X=1,W=1;</text:p>
      <text:p text:style-name="P20">int D,C,B,A;</text:p>
      <text:p text:style-name="P20"/>
      <text:p text:style-name="P20">//Code released under GNU GPL. <text:s/>Free to use for anything.</text:p>
      <text:p text:style-name="P20">void disp_7447(int D, int C, int B, int A)</text:p>
      <text:p text:style-name="P20">{</text:p>
      <text:p text:style-name="P20"><text:s text:c="2"/>digitalWrite(2, A); //LSB</text:p>
      <text:p text:style-name="P20"><text:s text:c="2"/>digitalWrite(3, B); </text:p>
      <text:p text:style-name="P20"><text:s text:c="2"/>digitalWrite(4, C); </text:p>
      <text:p text:style-name="P20"><text:s text:c="2"/>digitalWrite(5, D); //MSB</text:p>
      <text:p text:style-name="P20"/>
      <text:p text:style-name="P20">}</text:p>
      <text:p text:style-name="P20">// the setup function runs once when you press reset or power the board</text:p>
      <text:p text:style-name="P20">void setup() {</text:p>
      <text:p text:style-name="P20"><text:s text:c="4"/>pinMode(2, OUTPUT); <text:s/></text:p>
      <text:p text:style-name="P20"><text:s text:c="4"/>pinMode(3, OUTPUT);</text:p>
      <text:p text:style-name="P20"><text:s text:c="4"/>pinMode(4, OUTPUT);</text:p>
      <text:p text:style-name="P20"><text:s text:c="4"/>pinMode(5, OUTPUT);</text:p>
      <text:p text:style-name="P20">}</text:p>
      <text:p text:style-name="P20"/>
      <text:p text:style-name="P20">// the loop function runs over and over again forever</text:p>
      <text:p text:style-name="P20">void loop() {</text:p>
      <text:p text:style-name="P20"><text:s text:c="2"/>A=(!W&amp;&amp;!Y || !W&amp;&amp;Y&amp;&amp;!Z);</text:p>
      <text:p text:style-name="P20"><text:s text:c="2"/>B=(!W&amp;&amp;X&amp;&amp;!Z || W&amp;&amp;!X&amp;&amp;!Z);</text:p>
      <text:p text:style-name="P20"><text:s text:c="2"/>C=(W&amp;&amp;X&amp;&amp;!Y&amp;&amp;!Z || !X&amp;&amp;Y&amp;&amp;!Z || !W&amp;&amp;Y&amp;&amp;!Z);</text:p>
      <text:p text:style-name="P20"><text:s text:c="2"/>D=(W&amp;&amp;X&amp;&amp;Y&amp;&amp;!Z || !W&amp;&amp;!X&amp;&amp;!Y&amp;&amp;Z);</text:p>
      <text:p text:style-name="P20"><text:s text:c="2"/></text:p>
      <text:p text:style-name="P20">disp_7447(D,C,B,A); <text:s/></text:p>
      <text:p text:style-name="P20">}</text:p>
      <text:p text:style-name="P20"/>
      <text:p text:style-name="P20"/>
      <text:p text:style-name="P20"/>
      <text:p text:style-name="P20"/>
      <text:p text:style-name="P20"/>
      <text:p text:style-name="P20"/>
      <text:p text:style-name="P27"><text:soft-page-break/>With using Don’t care conditions:</text:p>
      <text:p text:style-name="P27">code:</text:p>
      <text:p text:style-name="P30">//Declaring all variables as integers</text:p>
      <text:p text:style-name="P30">int Z=0,Y=0,X=1,W=1;</text:p>
      <text:p text:style-name="P30">int D,C,B,A;</text:p>
      <text:p text:style-name="P30"/>
      <text:p text:style-name="P30">//Code released under GNU GPL. <text:s/>Free to use for anything.</text:p>
      <text:p text:style-name="P30">void disp_7447(int D, int C, int B, int A)</text:p>
      <text:p text:style-name="P30">{</text:p>
      <text:p text:style-name="P30"><text:s text:c="2"/>digitalWrite(2, A); //LSB</text:p>
      <text:p text:style-name="P30"><text:s text:c="2"/>digitalWrite(3, B); </text:p>
      <text:p text:style-name="P30"><text:s text:c="2"/>digitalWrite(4, C); </text:p>
      <text:p text:style-name="P30"><text:s text:c="2"/>digitalWrite(5, D); //MSB</text:p>
      <text:p text:style-name="P30"/>
      <text:p text:style-name="P30">}</text:p>
      <text:p text:style-name="P30">// the setup function runs once when you press reset or power the board</text:p>
      <text:p text:style-name="P30">void setup() {</text:p>
      <text:p text:style-name="P30"><text:s text:c="4"/>pinMode(2, OUTPUT); <text:s/></text:p>
      <text:p text:style-name="P30"><text:s text:c="4"/>pinMode(3, OUTPUT);</text:p>
      <text:p text:style-name="P30"><text:s text:c="4"/>pinMode(4, OUTPUT);</text:p>
      <text:p text:style-name="P30"><text:s text:c="4"/>pinMode(5, OUTPUT);</text:p>
      <text:p text:style-name="P30">}</text:p>
      <text:p text:style-name="P30"/>
      <text:p text:style-name="P30">// the loop function runs over and over again forever</text:p>
      <text:p text:style-name="P30">void loop() {</text:p>
      <text:p text:style-name="P30"><text:s text:c="2"/>A=(!W&amp;&amp;!Y || !W&amp;&amp;Y&amp;&amp;!Z);</text:p>
      <text:p text:style-name="P30"><text:s text:c="2"/>B=(!W&amp;&amp;X&amp;&amp;!Z || W&amp;&amp;!X&amp;&amp;!Z);</text:p>
      <text:p text:style-name="P30"><text:s text:c="2"/>C=(W&amp;&amp;X&amp;&amp;!Y&amp;&amp;!Z || !X&amp;&amp;Y&amp;&amp;!Z || !W&amp;&amp;Y&amp;&amp;!Z);</text:p>
      <text:p text:style-name="P30"><text:s text:c="2"/>D=(W&amp;&amp;X&amp;&amp;Y&amp;&amp;!Z || !W&amp;&amp;!X&amp;&amp;!Y&amp;&amp;Z);</text:p>
      <text:p text:style-name="P30"><text:s text:c="2"/></text:p>
      <text:p text:style-name="P30">disp_7447(D,C,B,A); <text:s/></text:p>
      <text:p text:style-name="P30">}</text:p>
      <text:p text:style-name="P30"/>
      <text:p text:style-name="P30"/>
      <text:p text:style-name="P30"/>
      <text:p text:style-name="P38"><text:soft-page-break/>With don’t care:</text:p>
      <text:p text:style-name="P21">//Declaring all variables as integers</text:p>
      <text:p text:style-name="P21">int Z=0,Y=0,X=0,W=0; <text:s/>// int Z,Y,X,W</text:p>
      <text:p text:style-name="P21">int D,C,B,A;</text:p>
      <text:p text:style-name="P21"/>
      <text:p text:style-name="P21">//Code released under GNU GPL. <text:s/>Free to use for anything.</text:p>
      <text:p text:style-name="P21">void disp_7447(int D, int C, int B, int A)</text:p>
      <text:p text:style-name="P21">{</text:p>
      <text:p text:style-name="P21"><text:s text:c="2"/>digitalWrite(2, A); //LSB</text:p>
      <text:p text:style-name="P21"><text:s text:c="2"/>digitalWrite(3, B); </text:p>
      <text:p text:style-name="P21"><text:s text:c="2"/>digitalWrite(4, C); </text:p>
      <text:p text:style-name="P21"><text:s text:c="2"/>digitalWrite(5, D); //MSB</text:p>
      <text:p text:style-name="P21"/>
      <text:p text:style-name="P21">}</text:p>
      <text:p text:style-name="P21">// the setup function runs once when you press reset or power the board</text:p>
      <text:p text:style-name="P21">void setup() {</text:p>
      <text:p text:style-name="P21"><text:s text:c="4"/>pinMode(2, OUTPUT); <text:s/></text:p>
      <text:p text:style-name="P21"><text:s text:c="4"/>pinMode(3, OUTPUT);</text:p>
      <text:p text:style-name="P21"><text:s text:c="4"/>pinMode(4, OUTPUT);</text:p>
      <text:p text:style-name="P21"><text:s text:c="4"/>pinMode(5, OUTPUT);</text:p>
      <text:p text:style-name="P21"><text:s text:c="4"/>//pinMode(6,OUTPUT);</text:p>
      <text:p text:style-name="P21"><text:s text:c="4"/>//pinMode(7,OUTPUT);</text:p>
      <text:p text:style-name="P21"><text:s text:c="4"/>//pinMode(8,OUTPUT);</text:p>
      <text:p text:style-name="P21"><text:s text:c="4"/>//pinMode(9,OUTPUT);</text:p>
      <text:p text:style-name="P21">}</text:p>
      <text:p text:style-name="P21"/>
      <text:p text:style-name="P21">// the loop function runs over and over again forever</text:p>
      <text:p text:style-name="P21">void loop() {</text:p>
      <text:p text:style-name="P21"><text:s text:c="2"/>//W = digitalWrite(6);</text:p>
      <text:p text:style-name="P21"><text:s text:c="2"/>//X = digitalWrite(7);</text:p>
      <text:p text:style-name="P21"><text:s text:c="2"/>//Y = digitalWrite(8);</text:p>
      <text:p text:style-name="P21"><text:s text:c="2"/>//Z = digitalWrite(9);</text:p>
      <text:p text:style-name="P21"><text:s text:c="2"/>A=(!W);</text:p>
      <text:p text:style-name="P21"><text:s text:c="2"/>B=(!W&amp;&amp;X&amp;&amp;!Z || W&amp;&amp;!X);</text:p>
      <text:p text:style-name="P21"><text:s text:c="2"/>C=(W&amp;&amp;X&amp;&amp;!Y&amp;&amp;!Z || !X&amp;&amp;Y || !W&amp;&amp;Y);</text:p>
      <text:p text:style-name="P21"><text:s text:c="2"/>D=(W&amp;&amp;X&amp;&amp;Y || !X&amp;&amp;Z);</text:p>
      <text:p text:style-name="P21"><text:s text:c="2"/></text:p>
      <text:p text:style-name="P21">disp_7447(D,C,B,A); <text:s/></text:p>
      <text:p text:style-name="P21">}</text:p>
      <text:p text:style-name="P21"/>
      <text:p text:style-name="P21"/>
      <text:p text:style-name="P21"/>
      <text:p text:style-name="P21"/>
      <text:p text:style-name="P21"/>
      <text:p text:style-name="P21"/>
      <text:p text:style-name="P29"><text:soft-page-break/><text:span text:style-name="T7"><text:s text:c="39"/></text:span><text:span text:style-name="T10"><text:s/></text:span><text:span text:style-name="T11">7474</text:span></text:p>
      <text:p text:style-name="P42"/>
      <text:p text:style-name="P43">DECADE <text:s/>COUNTER</text:p>
      <text:p text:style-name="P32"/>
      <text:p text:style-name="P35">code:</text:p>
      <text:p text:style-name="P35"/>
      <text:p text:style-name="P24">#include &lt;Arduino.h&gt;</text:p>
      <text:p text:style-name="P24"/>
      <text:p text:style-name="P24">int W,X,Y,Z;</text:p>
      <text:p text:style-name="P24">int D,C,B,A;</text:p>
      <text:p text:style-name="P24"/>
      <text:p text:style-name="P24">void disp_7447(int D,int C,int B, int A)</text:p>
      <text:p text:style-name="P24">{</text:p>
      <text:p text:style-name="P24"><text:s text:c="2"/>digitalWrite(2, A); //LSB</text:p>
      <text:p text:style-name="P24"><text:s text:c="2"/>digitalWrite(3, B); </text:p>
      <text:p text:style-name="P24"><text:s text:c="2"/>digitalWrite(4, C); </text:p>
      <text:p text:style-name="P24"><text:s text:c="2"/>digitalWrite(5, D); //MSB</text:p>
      <text:p text:style-name="P24">}</text:p>
      <text:p text:style-name="P24"/>
      <text:p text:style-name="P24">void setup() {</text:p>
      <text:p text:style-name="P24"><text:s/></text:p>
      <text:p text:style-name="P24">pinMode(2, OUTPUT); <text:s/></text:p>
      <text:p text:style-name="P24">pinMode(3, OUTPUT);</text:p>
      <text:p text:style-name="P24">pinMode(4, OUTPUT);</text:p>
      <text:p text:style-name="P67"><text:span text:style-name="T9">pinMode(5, OUTPUT);</text:span>#include "Fw_global_config.h" // This defines application specific charactersitics<text:line-break/><text:line-break/>#include &lt;stdio.h&gt;<text:line-break/>#include "FreeRTOS.h"<text:line-break/>#include "task.h"<text:line-break/>#include "semphr.h"<text:line-break/>#include "timers.h"<text:line-break/>#include "RtosTask.h"<text:line-break/><text:line-break/>/* Include the generic headers required for QORC */<text:line-break/>#include "eoss3_hal_gpio.h"<text:line-break/>#include "eoss3_hal_rtc.h"<text:line-break/>#include "eoss3_hal_timer.h"<text:line-break/>#include "eoss3_hal_fpga_usbserial.h"<text:line-break/>#include "ql_time.h"<text:line-break/>#include "s3x_clock_hal.h"<text:line-break/>#include "s3x_clock.h"<text:line-break/>#include "s3x_pi.h"<text:line-break/>#include "dbg_uart.h"<text:line-break/><text:line-break/><text:soft-page-break/>#include "cli.h"<text:line-break/><text:line-break/><text:line-break/>extern const struct cli_cmd_entry my_main_menu[];<text:line-break/><text:line-break/><text:line-break/>const char *SOFTWARE_VERSION_STR;<text:line-break/><text:line-break/><text:line-break/>/*<text:line-break/> * Global variable definition<text:line-break/> */<text:line-break/><text:line-break/><text:line-break/>extern void qf_hardwareSetup();<text:line-break/>static void nvic_init(void);<text:line-break/>#define GPIO_OUTPUT_MODE (1)<text:line-break/>#define GPIO_INPUT_MODE (0)<text:line-break/>void PyHal_GPIO_SetDir(uint8_t gpionum,uint8_t iomode);<text:line-break/>int PyHal_GPIO_GetDir(uint8_t gpionum);<text:line-break/>int PyHal_GPIO_Set(uint8_t gpionum, uint8_t gpioval);<text:line-break/>int PyHal_GPIO_Get(uint8_t gpionum);<text:line-break/><text:line-break/><text:line-break/>int main(void)<text:line-break/>{<text:line-break/>    uint32_t i=0,j=0,k=0;<text:line-break/>    uint32_t B,C,A,D;<text:line-break/><text:line-break/>    SOFTWARE_VERSION_STR = "qorc-onion-apps/qf_hello-fpga-gpio-ctlr";<text:line-break/><text:line-break/>    qf_hardwareSetup();<text:line-break/>    nvic_init();<text:line-break/><text:line-break/>    dbg_str("\n\n");<text:line-break/>    dbg_str( "##########################\n");<text:line-break/>    dbg_str( "Quicklogic QuickFeather FPGA GPIO CONTROLLER EXAMPLE\n");<text:line-break/>    dbg_str( "SW Version: ");<text:line-break/>    dbg_str( SOFTWARE_VERSION_STR );<text:line-break/>    dbg_str( "\n" );<text:line-break/>    dbg_str( <text:span text:style-name="Emphasis">DATE</text:span> " " <text:span text:style-name="Emphasis">TIME</text:span> "\n" );<text:line-break/>    dbg_str( "##########################\n\n");<text:line-break/><text:line-break/>    dbg_str( "\n\nHello GPIO!!\n\n"); // &lt;&lt;&lt;&lt;&lt;&lt;&lt;&lt;&lt;&lt;&lt;&lt;&lt;&lt;&lt;&lt;&lt;&lt;&lt;&lt;&lt; Change me!<text:line-break/><text:line-break/>    CLI_start_task( my_main_menu );<text:line-break/><text:soft-page-break/>        HAL_Delay_Init();<text:line-break/><text:line-break/>PyHal_GPIO_SetDir(28,0);<text:line-break/>PyHal_GPIO_SetDir(23,0);<text:line-break/>PyHal_GPIO_SetDir(18,0);<text:line-break/>PyHal_GPIO_SetDir(21,1);<text:line-break/><text:line-break/>while(1)<text:line-break/>{<text:line-break/>A=PyHal_GPIO_Get(28);<text:line-break/>B=PyHal_GPIO_Get(23);<text:line-break/>C=PyHal_GPIO_Get(18);<text:line-break/><text:line-break/>D=(!A &amp;&amp; !B &amp;&amp; C)  (A &amp;&amp; !B &amp;&amp; C) || (A &amp;&amp; B &amp;&amp; C)<text:line-break/><text:line-break/>PyHal_GPIO_Set(21,D);<text:line-break/><text:line-break/><text:line-break/>}<text:line-break/>    /* Start the tasks and timer running. */<text:line-break/>    vTaskStartScheduler();<text:line-break/>    dbg_str("\n");<text:line-break/><text:line-break/>    while(1);<text:line-break/>}<text:line-break/><text:line-break/>static void nvic_init(void)<text:line-break/> {<text:line-break/>    // To initialize system, this interrupt should be triggered at main.<text:line-break/>    // So, we will set its priority just before calling vTaskStartScheduler(), not the time of enabling each irq.<text:line-break/>    NVIC_SetPriority(Ffe0_IRQn, configLIBRARY_MAX_SYSCALL_INTERRUPT_PRIORITY);<text:line-break/>    NVIC_SetPriority(SpiMs_IRQn, configLIBRARY_MAX_SYSCALL_INTERRUPT_PRIORITY);<text:line-break/>    NVIC_SetPriority(CfgDma_IRQn, configLIBRARY_MAX_SYSCALL_INTERRUPT_PRIORITY);<text:line-break/>    NVIC_SetPriority(Uart_IRQn, configLIBRARY_MAX_SYSCALL_INTERRUPT_PRIORITY);<text:line-break/>    NVIC_SetPriority(FbMsg_IRQn, configLIBRARY_MAX_SYSCALL_INTERRUPT_PRIORITY);<text:line-break/> }<text:line-break/><text:line-break/><text:line-break/>//needed for startup_EOSS3b.s asm file<text:line-break/>void SystemInit(void)<text:line-break/>{<text:line-break/><text:line-break/><text:soft-page-break/>}<text:line-break/><text:line-break/>//gpionum --&gt; 0 --&gt; 31 corresponding to the IO PADs<text:line-break/>//gpioval --&gt; 0 or 1<text:line-break/>#define FGPIO_DIRECTION_REG (0x40024008)<text:line-break/>#define FGPIO_OUTPUT_REG (0x40024004)<text:line-break/>#define FGPIO_INPUT_REG (0x40024000)<text:line-break/>//Set GPIO(=gpionum) Mode: Input(iomode = 0) or Output(iomode = 1)<text:line-break/>//Before Set/Get GPIO value, the direction must be correctly set<text:line-break/>void PyHal_GPIO_SetDir(uint8_t gpionum,uint8_t iomode)<text:line-break/>{<text:line-break/>    uint32_t tempscratch32;<text:line-break/><text:line-break/>    if (gpionum &gt; 31)<text:line-break/>        return;<text:line-break/><text:line-break/>    tempscratch32 = *(uint32_t*)(FGPIO_DIRECTION_REG);<text:line-break/>    if(iomode)<text:line-break/>        *(uint32_t*)(FGPIO_DIRECTION_REG) = tempscratch32 | (0x1 &lt;&lt; gpionum);<text:line-break/>    else<text:line-break/>        *(uint32_t*)(FGPIO_DIRECTION_REG) = tempscratch32 &amp; (~(0x1 &lt;&lt; gpionum));<text:line-break/><text:line-break/>}<text:line-break/><text:line-break/><text:line-break/>//Get current GPIO(=gpionum) Mode: Input(iomode = 0) or Output(iomode = 1)<text:line-break/>int PyHal_GPIO_GetDir(uint8_t gpionum)<text:line-break/>{<text:line-break/>    uint32_t tempscratch32;<text:line-break/>    int result = 0;<text:line-break/><text:line-break/>    if (gpionum &gt; 31)<text:line-break/>        return -1;<text:line-break/><text:line-break/>    tempscratch32 = *(uint32_t*)(FGPIO_DIRECTION_REG);<text:line-break/><text:line-break/>    result = ((tempscratch32 &amp; (0x1 &lt;&lt; gpionum)) ? GPIO_OUTPUT_MODE : GPIO_INPUT_MODE);<text:line-break/><text:line-break/>    return result;<text:line-break/>}<text:line-break/><text:line-break/>//Set GPIO(=gpionum) to 0 or 1 (= gpioval)<text:line-break/>//The direction must be set as Output for this GPIO already<text:line-break/>//Return value = 0, success OR -1 if error</text:p>
      <text:p text:style-name="Standard"><text:soft-page-break/>int PyHal_GPIO_Set(uint8_t gpionum, uint8_t gpioval)<text:line-break/>{<text:line-break/>    uint32_t tempscratch32;<text:line-break/><text:line-break/>    if (gpionum &gt; 31)<text:line-break/>        return -1;<text:line-break/><text:line-break/>    tempscratch32 = *(uint32_t*)(FGPIO_DIRECTION_REG);<text:line-break/><text:line-break/>    //Setting Direction moved out as separate API, we will only check<text:line-break/>    //*(uint32_t*)(FGPIO_DIRECTION_REG) = tempscratch32 | (0x1 &lt;&lt; gpionum);<text:line-break/>    if (!(tempscratch32 &amp; (0x1 &lt;&lt; gpionum)))<text:line-break/>    {<text:line-break/>        //Direction not Set to Output<text:line-break/>        return -1;<text:line-break/>    }<text:line-break/><text:line-break/>    tempscratch32 = *(uint32_t*)(FGPIO_OUTPUT_REG);<text:line-break/><text:line-break/>    if(gpioval &gt; 0)<text:line-break/>    {<text:line-break/>        *(uint32_t*)(FGPIO_OUTPUT_REG) = tempscratch32 | (0x1 &lt;&lt; gpionum);<text:line-break/>    }<text:line-break/>    else<text:line-break/>    {<text:line-break/>        *(uint32_t*)(FGPIO_OUTPUT_REG) = tempscratch32 &amp; ~(0x1 &lt;&lt; gpionum);<text:line-break/>    }<text:line-break/><text:line-break/>    return 0;<text:line-break/>}<text:line-break/>//Get GPIO(=gpionum): 0 or 1 returned (or in erros -1)<text:line-break/>//The direction must be set as Input for this GPIO already<text:line-break/>int PyHal_GPIO_Get(uint8_t gpionum)<text:line-break/>{<text:line-break/>    uint32_t tempscratch32;<text:line-break/>    uint32_t gpioval_input;<text:line-break/><text:line-break/>    if (gpionum &gt; 31)<text:line-break/>        return -1;<text:line-break/><text:line-break/>    tempscratch32 = *(uint32_t*)(FGPIO_INPUT_REG);<text:line-break/>    gpioval_input = (tempscratch32 &gt;&gt; gpionum) &amp; 0x1;<text:line-break/><text:line-break/>    return ((int)gpioval_input);<text:line-break/>}</text:p>
      <text:p text:style-name="P24"/>
      <text:p text:style-name="P24">pinMode(6, INPUT);</text:p>
      <text:p text:style-name="P24">pinMode(7, INPUT);</text:p>
      <text:p text:style-name="P24">pinMode(8, INPUT);</text:p>
      <text:p text:style-name="P24">pinMode(9, INPUT);</text:p>
      <text:p text:style-name="P24">pinMode(13, OUTPUT);</text:p>
      <text:p text:style-name="P24"><text:soft-page-break/></text:p>
      <text:p text:style-name="P24">}</text:p>
      <text:p text:style-name="P24"/>
      <text:p text:style-name="P24">void loop() {</text:p>
      <text:p text:style-name="P24"/>
      <text:p text:style-name="P24">digitalWrite(13, HIGH);</text:p>
      <text:p text:style-name="P24">delay(2000);</text:p>
      <text:p text:style-name="P24"/>
      <text:p text:style-name="P24">disp_7447(D,C,B,A);</text:p>
      <text:p text:style-name="P24"/>
      <text:p text:style-name="P24">W = digitalRead(6);</text:p>
      <text:p text:style-name="P24">X = digitalRead(7);</text:p>
      <text:p text:style-name="P24">Y = digitalRead(8);</text:p>
      <text:p text:style-name="P24">Z = digitalRead(9);</text:p>
      <text:p text:style-name="P24"><text:s text:c="3"/></text:p>
      <text:p text:style-name="P24">A = (!W);</text:p>
      <text:p text:style-name="P24">B = (!W&amp;&amp;!X&amp;&amp;Y) || (W&amp;&amp;X) || (!W&amp;&amp;Z);</text:p>
      <text:p text:style-name="P24">C = (!W&amp;&amp;Z) || (X&amp;&amp;Y) || (W&amp;&amp;Y);</text:p>
      <text:p text:style-name="P24">D = (!W&amp;&amp;!X&amp;&amp;!Y&amp;&amp;!Z)||(W&amp;&amp;Z);</text:p>
      <text:p text:style-name="P24">delay(500);</text:p>
      <text:p text:style-name="P24"/>
      <text:p text:style-name="P24">W = A;</text:p>
      <text:p text:style-name="P24">X = B; </text:p>
      <text:p text:style-name="P24">Y = C;</text:p>
      <text:p text:style-name="P24">Z = D;</text:p>
      <text:p text:style-name="P24"/>
      <text:p text:style-name="P24">digitalWrite(13, LOW);</text:p>
      <text:p text:style-name="P24">delay(1000);</text:p>
      <text:p text:style-name="P24">}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 text:c="41"/><text:span text:style-name="T13">FSM(Finite State <text:s/>Machine)</text:span></text:p>
      <text:p text:style-name="P44">DECADE COUNTER</text:p>
      <text:p text:style-name="P44"/>
      <text:p text:style-name="P36">decrementing from 9 <text:s/>to 0</text:p>
      <text:p text:style-name="P39">code:</text:p>
      <text:p text:style-name="P39"/>
      <text:p text:style-name="P25">int Z,Y,X,W;</text:p>
      <text:p text:style-name="P25">int D,C,B,A;</text:p>
      <text:p text:style-name="P25">void setup(){</text:p>
      <text:p text:style-name="P25"><text:s/>pinMode(2,OUTPUT);</text:p>
      <text:p text:style-name="P25"><text:s/>pinMode(3,OUTPUT);</text:p>
      <text:p text:style-name="P25"><text:s/>pinMode(4,OUTPUT);</text:p>
      <text:p text:style-name="P25"><text:s/>pinMode(5,OUTPUT);</text:p>
      <text:p text:style-name="P25"><text:s/>pinMode(6,INPUT);</text:p>
      <text:p text:style-name="P25"><text:s/>pinMode(7,INPUT);</text:p>
      <text:p text:style-name="P25"><text:s/>pinMode(8,INPUT);</text:p>
      <text:p text:style-name="P25"><text:s/>pinMode(9,INPUT);</text:p>
      <text:p text:style-name="P25"><text:s/>pinMode(13,OUTPUT);</text:p>
      <text:p text:style-name="P25">}</text:p>
      <text:p text:style-name="P25">void loop(){</text:p>
      <text:p text:style-name="P25"><text:s/>digitalWrite(13,HIGH);</text:p>
      <text:p text:style-name="P25"><text:s/>delay(1000);</text:p>
      <text:p text:style-name="P25"><text:s/>D = (!Z&amp;&amp;!Y&amp;&amp;!X&amp;&amp;!W) || (!Z&amp;&amp;!Y&amp;&amp;!X&amp;&amp;W);</text:p>
      <text:p text:style-name="P25"><text:s/>C = (!Z&amp;&amp;!Y&amp;&amp;X&amp;&amp;!W)|| (!Z&amp;&amp;!Y&amp;&amp;X&amp;&amp;W) ||(!Z&amp;&amp;Y&amp;&amp;!X&amp;&amp;!W) || (!Z&amp;&amp;Y&amp;&amp;!X&amp;&amp;W);</text:p>
      <text:p text:style-name="P25"><text:s/>B = (!Z&amp;&amp;!Y&amp;&amp;X&amp;&amp;!W) ||(!Z&amp;&amp;!Y&amp;&amp;X&amp;&amp;W)|| (!Z&amp;&amp;Y&amp;&amp;X&amp;&amp;!W) || (!Z&amp;&amp;Y&amp;&amp;X&amp;&amp;W);</text:p>
      <text:p text:style-name="P25"><text:s/>A = (!Z&amp;&amp;!Y&amp;&amp;!X&amp;&amp;!W)|| (!Z&amp;&amp;!Y&amp;&amp;X&amp;&amp;!W) ||(!Z&amp;&amp;Y&amp;&amp;!X&amp;&amp;!W)|| (!Z&amp;&amp;Y&amp;&amp;X&amp;&amp;!W)|| (Z&amp;&amp;!Y&amp;&amp;!X&amp;&amp;!W);</text:p>
      <text:p text:style-name="P25"><text:s/>digitalWrite(2,A);</text:p>
      <text:p text:style-name="P25"><text:s/>digitalWrite(3,B);</text:p>
      <text:p text:style-name="P25"><text:s/>digitalWrite(4,C);</text:p>
      <text:p text:style-name="P25"><text:s/>digitalWrite(5,D);</text:p>
      <text:p text:style-name="P25"><text:soft-page-break/><text:s/>digitalWrite(13,LOW);</text:p>
      <text:p text:style-name="P25"><text:s/>W = digitalRead(6);</text:p>
      <text:p text:style-name="P25"><text:s/>X = digitalRead(7);</text:p>
      <text:p text:style-name="P25"><text:s/>Y = digitalRead(8);</text:p>
      <text:p text:style-name="P25"><text:s/>Z = digitalRead(9);</text:p>
      <text:p text:style-name="P25">}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4"/>
      <text:p text:style-name="P34"><text:s text:c="28"/><text:span text:style-name="T12">PLATFORMIO</text:span></text:p>
      <text:p text:style-name="P46">code:</text:p>
      <text:p text:style-name="P49"/>
      <text:p text:style-name="P26">#include &lt;LiquidCrystal.h&gt;</text:p>
      <text:p text:style-name="P26"/>
      <text:p text:style-name="P26">// Define LCD module connections</text:p>
      <text:p text:style-name="P26">const int rs = 8;</text:p>
      <text:p text:style-name="P26">const int en = 9;</text:p>
      <text:p text:style-name="P26">const int d4 = 10;</text:p>
      <text:p text:style-name="P26">const int d5 = 11;</text:p>
      <text:p text:style-name="P26">const int d6 = 12;</text:p>
      <text:p text:style-name="P26">const int d7 = 13;</text:p>
      <text:p text:style-name="P26"/>
      <text:p text:style-name="P26">LiquidCrystal lcd(rs, en, d4, d5, d6, d7);</text:p>
      <text:p text:style-name="P26"/>
      <text:p text:style-name="P26">const int dataPin = 3; <text:s text:c="7"/>// Connect to D (data) of 74HC74 IC - Arduino pin 3</text:p>
      <text:p text:style-name="P26">const int clockPin = 4; <text:s text:c="6"/>// Connect to CP (clock pulse) of 74HC74 IC - Arduino pin 4</text:p>
      <text:p text:style-name="P26">const int dFlipFlopOutputPin = 5; // Connect to Q (output) of 74HC74 IC - Arduino pin 6</text:p>
      <text:p text:style-name="P26">const int xorOutputPin = 6; <text:s/>// Connect to XOR Output - Arduino pin 10</text:p>
      <text:p text:style-name="P26"/>
      <text:p text:style-name="P26">bool previousOutput = LOW; <text:s text:c="3"/>// Variable to store the previous state of D flip-flop output (Q)</text:p>
      <text:p text:style-name="P26">float probabilityDinTransition = 0.3;</text:p>
      <text:p text:style-name="P26">float voltageHigh = 3.3;</text:p>
      <text:p text:style-name="P26">float voltageLow = 0.0;</text:p>
      <text:p text:style-name="P26">float averageVoltageX = 0.0;</text:p>
      <text:p text:style-name="P26">unsigned long samplePeriod = 1000;</text:p>
      <text:p text:style-name="P26"/>
      <text:p text:style-name="P26">void setup() {</text:p>
      <text:p text:style-name="P26"><text:s text:c="2"/>pinMode(dataPin, INPUT);</text:p>
      <text:p text:style-name="P26"><text:soft-page-break/><text:s text:c="2"/>pinMode(clockPin, OUTPUT);</text:p>
      <text:p text:style-name="P26"><text:s text:c="2"/>pinMode(dFlipFlopOutputPin, INPUT);</text:p>
      <text:p text:style-name="P26"><text:s text:c="2"/>pinMode(xorOutputPin, OUTPUT);</text:p>
      <text:p text:style-name="P26"/>
      <text:p text:style-name="P26"><text:s text:c="2"/>// Initialize the LCD</text:p>
      <text:p text:style-name="P26"><text:s text:c="2"/>lcd.begin(16, 2);</text:p>
      <text:p text:style-name="P26"><text:s text:c="2"/>lcd.clear();</text:p>
      <text:p text:style-name="P26"><text:s text:c="2"/>lcd.print("Average Voltage:");</text:p>
      <text:p text:style-name="P26"><text:s text:c="2"/>Serial.begin(9600);</text:p>
      <text:p text:style-name="P26">}</text:p>
      <text:p text:style-name="P26"/>
      <text:p text:style-name="P26">void loop() {</text:p>
      <text:p text:style-name="P26"><text:s text:c="2"/>unsigned long startTime = millis(); // Get the starting time of the clock period</text:p>
      <text:p text:style-name="P26"><text:s text:c="2"/>// Manually set the data input (Din) to simulate transitions</text:p>
      <text:p text:style-name="P26"><text:s text:c="3"/>bool dataInput = digitalRead(dataPin);</text:p>
      <text:p text:style-name="P26"><text:s text:c="2"/>// Create a rising edge on the clock (CP) to trigger the D flip-flop</text:p>
      <text:p text:style-name="P26"><text:s text:c="2"/>digitalWrite(clockPin, HIGH);</text:p>
      <text:p text:style-name="P26"><text:s text:c="2"/>delay(1);</text:p>
      <text:p text:style-name="P26"><text:s text:c="2"/>digitalWrite(clockPin, LOW);</text:p>
      <text:p text:style-name="P26"><text:s text:c="2"/>// Read the output (Q) of the 74HC74 IC and store it in a variable</text:p>
      <text:p text:style-name="P26"><text:s text:c="2"/>bool dFlipFlopOutput = digitalRead(dFlipFlopOutputPin);</text:p>
      <text:p text:style-name="P26"><text:s text:c="2"/>// Calculate XOR Output and XOR Inverted Output</text:p>
      <text:p text:style-name="P26"><text:s text:c="2"/>bool xorOutput = dFlipFlopOutput ^ previousOutput;</text:p>
      <text:p text:style-name="P26"><text:s/>// bool xorInvertedOutput = !xorOutput;</text:p>
      <text:p text:style-name="P26"><text:s text:c="2"/>// Output the results of XOR gate to the respective pins</text:p>
      <text:p text:style-name="P26"><text:s text:c="2"/>digitalWrite(xorOutputPin, xorOutput);</text:p>
      <text:p text:style-name="P26"><text:s text:c="2"/>averageVoltageX = (averageVoltageX + (xorOutput == HIGH ? voltageHigh : voltageLow)) / 2.0;</text:p>
      <text:p text:style-name="P26"><text:s text:c="2"/>unsigned long elapsedTime = millis() - startTime;</text:p>
      <text:p text:style-name="P26"><text:s text:c="2"/>// Wait for the remaining time of the clock period before starting the next clock periodS</text:p>
      <text:p text:style-name="P26"><text:s text:c="2"/>if (elapsedTime &lt; samplePeriod) {</text:p>
      <text:p text:style-name="P26"><text:s text:c="4"/>delay(samplePeriod - elapsedTime);</text:p>
      <text:p text:style-name="P26"><text:s text:c="2"/>}</text:p>
      <text:p text:style-name="P26">// <text:s/>digitalWrite(xorInvertedOutputPin, xorInvertedOutput);</text:p>
      <text:p text:style-name="P26"><text:s text:c="2"/>previousOutput = dFlipFlopOutput;</text:p>
      <text:p text:style-name="P26"><text:s text:c="2"/>// Display the average voltage at node X on the LCD</text:p>
      <text:p text:style-name="P26"><text:s text:c="2"/>lcd.setCursor(0, 1);</text:p>
      <text:p text:style-name="P26"><text:s text:c="2"/>lcd.print(" <text:s text:c="7"/>"); // Clear the previous value</text:p>
      <text:p text:style-name="P26"><text:s text:c="2"/>lcd.setCursor(0, 1);</text:p>
      <text:p text:style-name="P26"><text:s text:c="2"/>lcd.print(averageVoltageX, 2); // Display average voltage with 2 decimal places</text:p>
      <text:p text:style-name="P26"><text:s text:c="2"/>// Add a small delay before repeating the loop</text:p>
      <text:p text:style-name="P26"><text:s text:c="2"/>delay(1000);</text:p>
      <text:p text:style-name="P26"><text:s text:c="2"/>Serial.print("Din: ");</text:p>
      <text:p text:style-name="P26"><text:s text:c="2"/>Serial.print(dataInput);</text:p>
      <text:p text:style-name="P26"><text:s text:c="2"/>Serial.print(", D flip-flop output (Q): ");</text:p>
      <text:p text:style-name="P26"><text:s text:c="2"/>Serial.print(dFlipFlopOutput);</text:p>
      <text:p text:style-name="P26"><text:soft-page-break/><text:s text:c="2"/>Serial.print(", XOR Output: ");</text:p>
      <text:p text:style-name="P26"><text:s text:c="2"/>Serial.print(xorOutput);</text:p>
      <text:p text:style-name="P26"><text:s text:c="2"/>Serial.print(",averageVoltageX: ");</text:p>
      <text:p text:style-name="P26"><text:s text:c="2"/>Serial.println(averageVoltageX);</text:p>
      <text:p text:style-name="P26">}</text:p>
      <text:p text:style-name="P33"/>
      <text:p text:style-name="P33"/>
      <text:p text:style-name="P33"/>
      <text:p text:style-name="P33"/>
      <text:p text:style-name="P37"/>
      <text:p text:style-name="P37"/>
      <text:p text:style-name="P37"/>
      <text:p text:style-name="P37"/>
      <text:p text:style-name="P37"/>
      <text:p text:style-name="P37"/>
      <text:p text:style-name="P37"><text:tab/><text:tab/><text:tab/> <text:s text:c="2"/><text:span text:style-name="T12">ASSEMBLY</text:span></text:p>
      <text:p text:style-name="P47">counter 0 to 9</text:p>
      <text:p text:style-name="P48">code:</text:p>
      <text:p text:style-name="P40"><text:span text:style-name="T15">.include"/storage/self/primary/Download/FWC/fwc-1/assembly/piosetup/m328Pdef/</text:span><text:a xlink:type="simple" xlink:href="https://m328pdef.inc/" office:target-frame-name="_blank" xlink:show="new" text:style-name="Internet_20_link" text:visited-style-name="Visited_20_Internet_20_Link"><text:span text:style-name="T15">m328pdef.inc</text:span></text:a><text:span text:style-name="T15">"<text:line-break/>ldi r21,0b00000111<text:line-break/>out DDRB,r21<text:line-break/>ldi r24,0b00000100<text:line-break/>out DDRD,r24<text:line-break/><text:line-break/>ldi r22,0b00000000<text:line-break/>ldi r23,0b00000001<text:line-break/>loop:<text:line-break/>add r22,r23<text:line-break/>cpi r22,0b00000101<text:line-break/>breq check<text:line-break/>cbi PORTD,2<text:line-break/>cpi r22,0b00001000<text:line-break/>brne rst<text:line-break/>ldi r22,0b00000000<text:line-break/>check:<text:line-break/>mov r24,r22<text:line-break/>out PORTD,r24<text:line-break/>rjmp rst<text:line-break/>rst:<text:line-break/>mov r21,r22<text:line-break/>out PORTB,r21<text:line-break/>call wait<text:line-break/><text:line-break/>wait:<text:line-break/> <text:s text:c="3"/>push r16<text:line-break/></text:span><text:soft-page-break/><text:span text:style-name="T15"> <text:s text:c="3"/>push r17<text:line-break/> <text:s text:c="3"/>push r18<text:line-break/><text:line-break/> <text:s text:c="3"/></text:span><text:span text:style-name="T16">ldi r16,0x50<text:line-break/> <text:s text:c="3"/>ldi r17,0x00<text:line-break/> <text:s text:c="3"/>ldi r18,0x00<text:line-break/><text:line-break/>w0:<text:line-break/> <text:s text:c="2"/>dec r18<text:line-break/> <text:s text:c="2"/>brne w0 ;loop breaks after running 256 times<text:line-break/> <text:s text:c="2"/>dec r17<text:line-break/> <text:s text:c="2"/>brne w0 ;loop breaks after running 256 times<text:line-break/> <text:s text:c="2"/>dec r16 brne w0 ;loop breaks after running 80 times<text:line-break/> <text:s text:c="2"/>pop r18</text:span></text:p>
      <text:p text:style-name="P22"><text:s text:c="3"/>pop r17 pop r16<text:line-break/> <text:s text:c="2"/>rjmp loop</text:p>
      <text:p text:style-name="P22"/>
      <text:p text:style-name="P41"><text:span text:style-name="T16">Note:</text:span><text:span text:style-name="T17">1</text:span><text:span text:style-name="T16">save code with .asm extension</text:span></text:p>
      <text:p text:style-name="P41"><text:span text:style-name="T16"><text:s text:c="8"/></text:span><text:span text:style-name="T17">2.include(here we have to give the m328Pdef.inc)</text:span></text:p>
      <text:p text:style-name="P28">Process:</text:p>
      <text:p text:style-name="P50">1.Copy the .inc file to your home directory</text:p>
      <text:list xml:id="list3620345389" text:style-name="L8">
        <text:list-item>
          <text:p text:style-name="P65">cp assembly/setup/m328Pdef/m328Pdef.inc</text:p>
        </text:list-item>
      </text:list>
      <text:p text:style-name="P50">2.go to the code file path and excute</text:p>
      <text:list xml:id="list2691641909" text:style-name="L9">
        <text:list-item>
          <text:p text:style-name="P66">avra <text:s/>1.asm</text:p>
        </text:list-item>
      </text:list>
      <text:p text:style-name="P50">3.Then hex file will generate</text:p>
      <text:p text:style-name="P50">4.open Arduino driod and upload hex file</text:p>
      <text:p text:style-name="P31"/>
      <text:p text:style-name="P31"><text:s text:c="36"/><text:span text:style-name="T14">AVR-Gcc</text:span></text:p>
      <text:p text:style-name="P51">Execute:</text:p>
      <text:p text:style-name="P51"><text:s text:c="4"/>1.avr−gcc/input/codes/main.c</text:p>
      <text:p text:style-name="P51"><text:s text:c="4"/>2.make (here we are generating hex file)</text:p>
      <text:p text:style-name="P51"><text:s text:c="4"/>3.go to arduino droid <text:span text:style-name="T18">and upload <text:s/>hex file</text:span></text:p>
      <text:p text:style-name="P51"><text:s text:c="3"/></text:p>
      <text:p text:style-name="P52">code:</text:p>
      <text:p text:style-name="P23">#include &lt;avr/io.h&gt; </text:p>
      <text:p text:style-name="P23">#include &lt;util/delay.h&gt; </text:p>
      <text:p text:style-name="P23">#include &lt;stdlib.h&gt; </text:p>
      <text:p text:style-name="P23">#include &lt;string.h&gt;</text:p>
      <text:p text:style-name="P23">// TYPEDEFS</text:p>
      <text:p text:style-name="P23">typedef uint8_t byte; // changed the name</text:p>
      <text:p text:style-name="P23"/>
      <text:p text:style-name="P23"/>
      <text:p text:style-name="P23">// ------------------</text:p>
      <text:p text:style-name="P23">//LCD DRIVER ROUTINES</text:p>
      <text:p text:style-name="P23">//</text:p>
      <text:p text:style-name="P23"><text:soft-page-break/>// Routines:</text:p>
      <text:p text:style-name="P23">// LCD_Init initializes the LCD controller</text:p>
      <text:p text:style-name="P23">// LCD_Cmd sends LCD controller command</text:p>
      <text:p text:style-name="P23">// LCD_Char sends single ascii character to display</text:p>
      <text:p text:style-name="P23">// LCD_Clear clears the LCD display &amp; homes cursor</text:p>
      <text:p text:style-name="P23">// LCD_Integer displays an integer value</text:p>
      <text:p text:style-name="P23">// LCD_Message displays a string</text:p>
      <text:p text:style-name="P23">// PortB is used for data communications with the HD44780-controlled LCD.</text:p>
      <text:p text:style-name="P23">// The following defines specify which port pins connect to the controller:</text:p>
      <text:p text:style-name="P23">#define ClearBit(x,y) x &amp;= ~_BV(y) // equivalent to cbi(x,y)</text:p>
      <text:p text:style-name="P23">#define SetBit(x,y) x |= _BV(y) // equivalent to sbi(x,y)</text:p>
      <text:p text:style-name="P23">#define LCD_RS 0 // pin for LCD R/S (eg PB0)</text:p>
      <text:p text:style-name="P23">#define LCD_E 1 // pin for LCD enable</text:p>
      <text:p text:style-name="P23">#define DAT4 2 // pin for d4</text:p>
      <text:p text:style-name="P23">#define DAT5 3 // pin for d5</text:p>
      <text:p text:style-name="P23">#define DAT6 4 // pin for d6</text:p>
      <text:p text:style-name="P23">#define DAT7 5 // pin for d7</text:p>
      <text:p text:style-name="P23">//// The following defines are controller commands</text:p>
      <text:p text:style-name="P23">#define CLEARDISPLAY 0x01</text:p>
      <text:p text:style-name="P23">#define INC 0x04</text:p>
      <text:p text:style-name="P23"/>
      <text:p text:style-name="P23">void PulseEnableLine ()</text:p>
      <text:p text:style-name="P23">{</text:p>
      <text:p text:style-name="P23"><text:s/>SetBit(PORTB,LCD_E); // take LCD enable line high</text:p>
      <text:p text:style-name="P23"><text:s/>_delay_us(40); // wait 40 microseconds</text:p>
      <text:p text:style-name="P23"><text:s/>ClearBit(PORTB,LCD_E); // take LCD enable line low</text:p>
      <text:p text:style-name="P23">}</text:p>
      <text:p text:style-name="P23">void SendNibble(byte data)</text:p>
      <text:p text:style-name="P23">{</text:p>
      <text:p text:style-name="P23"><text:s/>PORTB &amp;= 0xC3; // 1100.0011 = clear 4 data lines</text:p>
      <text:p text:style-name="P23"><text:s/>if (data &amp; _BV(4)) SetBit(PORTB,DAT4);</text:p>
      <text:p text:style-name="P23"><text:s/>if (data &amp; _BV(5)) SetBit(PORTB,DAT5);</text:p>
      <text:p text:style-name="P23"><text:s/>if (data &amp; _BV(6)) SetBit(PORTB,DAT6);</text:p>
      <text:p text:style-name="P23"><text:s/>if (data &amp; _BV(7)) SetBit(PORTB,DAT7);</text:p>
      <text:p text:style-name="P23"><text:s/>PulseEnableLine(); // clock 4 bits into controller</text:p>
      <text:p text:style-name="P23">}</text:p>
      <text:p text:style-name="P23">void SendByte (byte data)</text:p>
      <text:p text:style-name="P23">{</text:p>
      <text:p text:style-name="P23"><text:s/>SendNibble(data); // send upper 4 bits</text:p>
      <text:p text:style-name="P23"><text:s/>SendNibble(data&lt;&lt;4); // send lower 4 bits</text:p>
      <text:p text:style-name="P23"><text:s/>ClearBit(PORTB,5); // turn off boarduino LED</text:p>
      <text:p text:style-name="P23">}</text:p>
      <text:p text:style-name="P23">void LCD_Cmd (byte cmd)</text:p>
      <text:p text:style-name="P23">{</text:p>
      <text:p text:style-name="P23"><text:s/>ClearBit(PORTB,LCD_RS); // R/S line 0 = command data</text:p>
      <text:p text:style-name="P23"><text:s/>SendByte(cmd); // send it</text:p>
      <text:p text:style-name="P23"><text:soft-page-break/>}</text:p>
      <text:p text:style-name="P23">void LCD_Char (byte ch)</text:p>
      <text:p text:style-name="P23">{</text:p>
      <text:p text:style-name="P23"><text:s/>SetBit(PORTB,LCD_RS); // R/S line 1 = character data</text:p>
      <text:p text:style-name="P23"><text:s/>SendByte(ch); // send it</text:p>
      <text:p text:style-name="P23">}</text:p>
      <text:p text:style-name="P23">void LCD_Init()</text:p>
      <text:p text:style-name="P23">{</text:p>
      <text:p text:style-name="P23"><text:s/>LCD_Cmd(0x33); // initialize controller</text:p>
      <text:p text:style-name="P23"><text:s/>LCD_Cmd(0x32); // set to 4-bit input mode</text:p>
      <text:p text:style-name="P23"><text:s/>LCD_Cmd(0x28); // 2 line, 5x7 matrix</text:p>
      <text:p text:style-name="P23"><text:s/>LCD_Cmd(0x0C); // turn cursor off (0x0E to enable)</text:p>
      <text:p text:style-name="P23"><text:s/>LCD_Cmd(0x06); // cursor direction = right</text:p>
      <text:p text:style-name="P23"><text:s/>LCD_Cmd(0x01); // start with clear display</text:p>
      <text:p text:style-name="P23"><text:s/>_delay_ms(3); // wait for LCD to initialize</text:p>
      <text:p text:style-name="P23">}</text:p>
      <text:p text:style-name="P23">void LCD_Clear() // clear the LCD display</text:p>
      <text:p text:style-name="P23">{</text:p>
      <text:p text:style-name="P23"><text:s/>LCD_Cmd(CLEARDISPLAY);</text:p>
      <text:p text:style-name="P23">_delay_ms(3); // wait for LCD to process command</text:p>
      <text:p text:style-name="P23">}</text:p>
      <text:p text:style-name="P23"/>
      <text:p text:style-name="P23">void LCD_Message(const char *text) // display string on LCD</text:p>
      <text:p text:style-name="P23">{</text:p>
      <text:p text:style-name="P23"><text:s/>//while (*text) // do until /0 character</text:p>
      <text:p text:style-name="P23"><text:s/>LCD_Char(*text++); // send char &amp; update char pointer</text:p>
      <text:p text:style-name="P23">}</text:p>
      <text:p text:style-name="P23"/>
      <text:p text:style-name="P23">void LCD_Integer(int data)</text:p>
      <text:p text:style-name="P23">// displays the integer value of DATA at current LCD cursor position</text:p>
      <text:p text:style-name="P23">{</text:p>
      <text:p text:style-name="P23"><text:s/>char st[20] = ""; // save enough space for result</text:p>
      <text:p text:style-name="P23"><text:s/>itoa(data,st,10); //</text:p>
      <text:p text:style-name="P23"><text:s/>LCD_Message(st); // display in on LCD</text:p>
      <text:p text:style-name="P23">}</text:p>
      <text:p text:style-name="P23"/>
      <text:p text:style-name="P23">void IntegerToBinary(int num,char *binary){</text:p>
      <text:p text:style-name="P23"><text:s text:c="8"/>for(int i = 7; i&gt;= 0; i--){</text:p>
      <text:p text:style-name="P23"><text:s text:c="16"/>binary[i] = (num % 2) + '0';</text:p>
      <text:p text:style-name="P23"><text:s text:c="16"/>num /= 2;</text:p>
      <text:p text:style-name="P23"><text:s text:c="8"/>}</text:p>
      <text:p text:style-name="P23"><text:s text:c="8"/>binary[8] = '\0';</text:p>
      <text:p text:style-name="P23"><text:s text:c="7"/>}</text:p>
      <text:p text:style-name="P23">// MAIN PROGRAM</text:p>
      <text:p text:style-name="P23">int main(void)</text:p>
      <text:p text:style-name="P23">{</text:p>
      <text:p text:style-name="P23"><text:soft-page-break/><text:s text:c="2"/>float number = 27.625;</text:p>
      <text:p text:style-name="P23"><text:s text:c="2"/>int a = (int)number;</text:p>
      <text:p text:style-name="P23"><text:s text:c="2"/>float b = number - a;</text:p>
      <text:p text:style-name="P23"><text:s text:c="2"/>char binary_whole_part[9]="";</text:p>
      <text:p text:style-name="P23"><text:s text:c="2"/>char binary_fractional_part[9]="";</text:p>
      <text:p text:style-name="P23"><text:s text:c="2"/>IntegerToBinary(a,binary_whole_part);</text:p>
      <text:p text:style-name="P23"><text:s text:c="2"/>for(int i = 0; i &lt; 8; i++){</text:p>
      <text:p text:style-name="P23"><text:s text:c="4"/>b *= 2;</text:p>
      <text:p text:style-name="P23"><text:s text:c="4"/>int bit = (int)b;</text:p>
      <text:p text:style-name="P23"><text:s text:c="4"/>binary_fractional_part[i] = bit + '0';</text:p>
      <text:p text:style-name="P23"><text:s text:c="4"/>b -= bit;</text:p>
      <text:p text:style-name="P23"><text:s text:c="2"/>}</text:p>
      <text:p text:style-name="P23"><text:s text:c="2"/>binary_fractional_part[8] = '\0';</text:p>
      <text:p text:style-name="P23">// use PortB for LCD interface</text:p>
      <text:p text:style-name="P23"><text:s/>DDRB = 0xFF; // 1111.1111; set PB0-PB7 as outputs</text:p>
      <text:p text:style-name="P23"><text:s/>LCD_Init(); // initialize LCD controller</text:p>
      <text:p text:style-name="P23"><text:s/>LCD_Cmd(0x80);</text:p>
      <text:p text:style-name="P23"><text:s/>LCD_Char('B');</text:p>
      <text:p text:style-name="P23"><text:s/>LCD_Char('i');</text:p>
      <text:p text:style-name="P23"><text:s/>LCD_Char('n');</text:p>
      <text:p text:style-name="P23"><text:s/>LCD_Char('a');</text:p>
      <text:p text:style-name="P23"><text:s/>LCD_Char('r');</text:p>
      <text:p text:style-name="P23"><text:s/>LCD_Char('y');</text:p>
      <text:p text:style-name="P23"><text:s/>LCD_Char(':');</text:p>
      <text:p text:style-name="P23"><text:s/>LCD_Cmd(0xC0);</text:p>
      <text:p text:style-name="P23"><text:s/>for(int i = 0;i&lt;8;i++){</text:p>
      <text:p text:style-name="P23"><text:s text:c="8"/>LCD_Char(binary_whole_part[i]);</text:p>
      <text:p text:style-name="P23"><text:s/>}</text:p>
      <text:p text:style-name="P23"><text:s/>LCD_Char('.');</text:p>
      <text:p text:style-name="P23"><text:s/>for(int <text:s/>i = 0;i&lt;8;i++)</text:p>
      <text:p text:style-name="P23"><text:s/>{</text:p>
      <text:p text:style-name="P23"><text:s text:c="8"/>LCD_Char(binary_fractional_part[i]);</text:p>
      <text:p text:style-name="P23"><text:s/>}</text:p>
      <text:p text:style-name="P23"><text:s/>while(1)</text:p>
      <text:p text:style-name="P23"><text:s/>{</text:p>
      <text:p text:style-name="P23">}</text:p>
      <text:p text:style-name="P23"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text:s text:c="46"/><text:span text:style-name="T19"><text:s/></text:span><text:span text:style-name="T20">ARM</text:span></text:p>
      <text:p text:style-name="P62"><text:span text:style-name="T27">I</text:span><text:span text:style-name="T26">nstallations:</text:span></text:p>
      <text:p text:style-name="P62"><text:span text:style-name="T26"/></text:p>
      <text:p text:style-name="P62"><text:span text:style-name="T26">In Mobile</text:span></text:p>
      <text:p text:style-name="P62"><text:span text:style-name="T26"/></text:p>
      <text:p text:style-name="P62"><text:span text:style-name="T21">proot-distro login debian</text:span></text:p>
      <text:p text:style-name="P62"><text:span text:style-name="T21">apt update </text:span></text:p>
      <text:p text:style-name="P62"><text:span text:style-name="T21">apt upgrade</text:span></text:p>
      <text:p text:style-name="P62"><text:span text:style-name="T21"/></text:p>
      <text:p text:style-name="P62"><text:span text:style-name="T21">#Install ssh-server</text:span></text:p>
      <text:p text:style-name="P62"><text:span text:style-name="T21">apt install openssh-server</text:span></text:p>
      <text:p text:style-name="P62"><text:span text:style-name="T21"/></text:p>
      <text:p text:style-name="P62"><text:span text:style-name="T21"># Install arm toolchain and hardware tools</text:span></text:p>
      <text:p text:style-name="P62"><text:span text:style-name="T21">apt install build-essential libssl-dev libffi-dev python3-dev bison flex git tcl-dev tcl-tclreadline libreadline-dev <text:s/>autoconf libtool make automake texinfo pkg-config libusb-1.0-0 libusb-1.0-0-dev gcc-arm-none-eabi libnewlib-arm-none-eabi telnet python3 apt-utils libxslt-dev python3-lxml python3-simplejson cmake curl python3-pip</text:span></text:p>
      <text:p text:style-name="P62"><text:span text:style-name="T21"/></text:p>
      <text:p text:style-name="P62"><text:span text:style-name="T21">#ARM Hello world</text:span></text:p>
      <text:p text:style-name="P62"><text:span text:style-name="T21">#Test the GNU RM GCC Embedded toolchain</text:span></text:p>
      <text:p text:style-name="P62"><text:span text:style-name="T21">arm-none-eabi-gcc --version</text:span></text:p>
      <text:p text:style-name="P62"><text:span text:style-name="T21"/></text:p>
      <text:p text:style-name="P62"><text:span text:style-name="T21">#Download the pygmy-sdk</text:span></text:p>
      <text:p text:style-name="P62"><text:span text:style-name="T21">cd /data/data/com.termux/files/home/</text:span></text:p>
      <text:p text:style-name="P62"><text:span text:style-name="T21">git clone --recursive https://github.com/optimuslogic/pygmy-dev</text:span></text:p>
      <text:p text:style-name="P62"><text:span text:style-name="T21"/></text:p>
      <text:p text:style-name="P62"><text:span text:style-name="T21">#Download the helloworld program</text:span></text:p>
      <text:p text:style-name="P62"><text:span text:style-name="T21">cd /data/data/com.termux/files/home/</text:span></text:p>
      <text:p text:style-name="P62"><text:span text:style-name="T21">mkdir arm-examples</text:span></text:p>
      <text:p text:style-name="P62"><text:span text:style-name="T21">cd arm-examples</text:span></text:p>
      <text:p text:style-name="P62"><text:span text:style-name="T21">svn co https://github.com/gadepall/vaman/trunk/arm/codes/setup/blink</text:span></text:p>
      <text:p text:style-name="P62"><text:span text:style-name="T21">cd blink/GCC_Project</text:span></text:p>
      <text:p text:style-name="P62"><text:span text:style-name="T21">make -j4</text:span></text:p>
      <text:p text:style-name="P62"><text:span text:style-name="T21"/></text:p>
      <text:p text:style-name="P62"><text:span text:style-name="T21">#blink.bin should be generated in ouput/bin/ directory</text:span></text:p>
      <text:p text:style-name="P62"><text:span text:style-name="T21">#Transfer .bin file to computer</text:span></text:p>
      <text:p text:style-name="P62"><text:span text:style-name="T21">scp <text:s/>output/bin/blink.bin </text:span><text:a xlink:type="simple" xlink:href="mailto:pi@192.168.0.114" text:style-name="Internet_20_link" text:visited-style-name="Visited_20_Internet_20_Link"><text:span text:style-name="T21">pi@192.168.0.114</text:span></text:a><text:span text:style-name="T21">: <text:s/></text:span><text:span text:style-name="T23">#(scp <text:s/>output/bin/blink.bin </text:span><text:a xlink:type="simple" xlink:href="mailto:ubuntu_username@ipaddress" text:style-name="Internet_20_link" text:visited-style-name="Visited_20_Internet_20_Link"><text:span text:style-name="T23">ubuntu_username@ipaddress</text:span></text:a><text:span text:style-name="T23">:location( scp output/bin/bink.bin </text:span><text:a xlink:type="simple" xlink:href="mailto:student@192.168.95.14" text:style-name="Internet_20_link" text:visited-style-name="Visited_20_Internet_20_Link"><text:span text:style-name="T23">student@192.168.95.14</text:span></text:a><text:span text:style-name="T23">:home/student))</text:span></text:p>
      <text:p text:style-name="P63"><text:span text:style-name="T21"># </text:span><text:span text:style-name="T25">N</text:span><text:span text:style-name="T24">ote</text:span><text:span text:style-name="T21">: make sure that <text:s/>mobile hotspot is connected to laptop</text:span></text:p>
      <text:p text:style-name="P63"><text:span text:style-name="T21"/></text:p>
      <text:p text:style-name="P63"><text:span text:style-name="T21"/></text:p>
      <text:p text:style-name="P63"><text:span text:style-name="T21"/></text:p>
      <text:p text:style-name="P63"><text:span text:style-name="T21"/></text:p>
      <text:p text:style-name="P63"><text:soft-page-break/><text:span text:style-name="T26">IN <text:s/>LAPTOP:</text:span><text:span text:style-name="T21"> </text:span></text:p>
      <text:p text:style-name="P63"><text:span text:style-name="T21"/></text:p>
      <text:p text:style-name="P63"><text:span text:style-name="T21">#On RPI execute the following </text:span></text:p>
      <text:p text:style-name="P63"><text:span text:style-name="T21"/></text:p>
      <text:p text:style-name="P63"><text:span text:style-name="T21">#If Tinyfpga is not installed </text:span></text:p>
      <text:p text:style-name="P63"><text:span text:style-name="T21">git clone --recursive https://github.com/QuickLogic-Corp/TinyFPGA-Programmer-Application.git</text:span></text:p>
      <text:p text:style-name="P63"><text:span text:style-name="T21">sudo apt install python3-pip</text:span></text:p>
      <text:p text:style-name="P63"><text:span text:style-name="T21">sudo pip3 install tinyfpgab pyserial</text:span></text:p>
      <text:p text:style-name="P63"><text:span text:style-name="T21">sudo reboot</text:span></text:p>
      <text:p text:style-name="P63"><text:span text:style-name="T21"/></text:p>
      <text:p text:style-name="P63"><text:span text:style-name="T21">Connect the raspberry pi to Vaman through USB.</text:span></text:p>
      <text:p text:style-name="P63"><text:span text:style-name="T21">On the left of the USB port, an LED and a button can be seen. <text:s/>Another button is visible on</text:span></text:p>
      <text:p text:style-name="P63"><text:span text:style-name="T21">the right of the USB port.</text:span></text:p>
      <text:p text:style-name="P63"><text:span text:style-name="T21"/></text:p>
      <text:p text:style-name="P63"><text:span text:style-name="T21">Press the right button and immediately press the left button. <text:s/>The green LED starts blinking. <text:s/>The Vaman is now in download mode.</text:span></text:p>
      <text:p text:style-name="P63"><text:span text:style-name="T21">mode.</text:span></text:p>
      <text:p text:style-name="P63"><text:span text:style-name="T21">#This will flash the .bin file to the pygmy</text:span></text:p>
      <text:p text:style-name="P63"><text:span text:style-name="T21">sudo python3 /home/pi/TinyFPGA-Programmer-Application/tinyfpga-programmer-gui.py --port /dev/ttyACM0 <text:s/>--m4app <text:s/>blink.bin --mode m4</text:span></text:p>
      <text:p text:style-name="P63"><text:span text:style-name="T21"/></text:p>
      <text:p text:style-name="P63"><text:span text:style-name="T21">#On termuxdebian, the source c file is located at</text:span></text:p>
      <text:p text:style-name="P63"><text:span text:style-name="T21">blink/src/main.c</text:span></text:p>
      <text:p text:style-name="P63"><text:span text:style-name="T21"/></text:p>
      <text:p text:style-name="P63"><text:span text:style-name="T21">#You may make changes here to modify the colour of the led etc..</text:span></text:p>
      <text:p text:style-name="P63"><text:span text:style-name="T21"/></text:p>
      <text:p text:style-name="P63"><text:span text:style-name="T21"/></text:p>
      <text:p text:style-name="P63"><text:span text:style-name="T21">#End ARM testing</text:span></text:p>
      <text:p text:style-name="P63"><text:span text:style-name="T21"/></text:p>
      <text:p text:style-name="P64"><text:span text:style-name="T21">Note:1.sudo python3 /home/student/TinyFPGA-Programmer-Application/tinyfpga-programmer-gui.py --port /dev/ttyACM0 <text:s/>--appfpga top.bin --m4app blink.bin --mode m4-fpga –reset</text:span></text:p>
      <text:p text:style-name="P64"><text:span text:style-name="T21">2. flash.sh and top.bin files are compulsory</text:span></text:p>
      <text:p text:style-name="P64"><text:span text:style-name="T21"/></text:p>
      <text:p text:style-name="P64"><text:span text:style-name="T21">here bin file is generated in mobile and transfer into laptop then from laptop to vaman board</text:span></text:p>
      <text:p text:style-name="P64"><text:span text:style-name="T21"/></text:p>
      <text:p text:style-name="P64"><text:span text:style-name="T21"/></text:p>
      <text:p text:style-name="P63"><text:span text:style-name="T21"/></text:p>
      <text:p text:style-name="P63"><text:span text:style-name="T21"/></text:p>
      <text:p text:style-name="P63"><text:span text:style-name="T21"/></text:p>
      <text:p text:style-name="P63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8T21:36:08.996251542</meta:creation-date>
    <meta:editing-duration>PT1H18M20S</meta:editing-duration>
    <meta:editing-cycles>5</meta:editing-cycles>
    <meta:generator>LibreOffice/6.0.7.3$Linux_X86_64 LibreOffice_project/00m0$Build-3</meta:generator>
    <dc:date>2023-10-09T11:33:06.588235820</dc:date>
    <meta:document-statistic meta:table-count="0" meta:image-count="0" meta:object-count="0" meta:page-count="26" meta:paragraph-count="633" meta:word-count="3170" meta:character-count="24798" meta:non-whitespace-character-count="20821"/>
  </office:meta>
</office:document-meta>
</file>